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28.004cm" fo:margin-left="-1.009cm" fo:margin-top="0cm" fo:margin-bottom="0cm" table:align="left" style:writing-mode="lr-tb"/>
    </style:style>
    <style:style style:name="Table1.A" style:family="table-column">
      <style:table-column-properties style:column-width="5.249cm"/>
    </style:style>
    <style:style style:name="Table1.B" style:family="table-column">
      <style:table-column-properties style:column-width="8.502cm"/>
    </style:style>
    <style:style style:name="Table1.C" style:family="table-column">
      <style:table-column-properties style:column-width="3.501cm"/>
    </style:style>
    <style:style style:name="Table1.D" style:family="table-column">
      <style:table-column-properties style:column-width="1.75cm"/>
    </style:style>
    <style:style style:name="Table1.E" style:family="table-column">
      <style:table-column-properties style:column-width="1.753cm"/>
    </style:style>
    <style:style style:name="Table1.F" style:family="table-column">
      <style:table-column-properties style:column-width="7.24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le1.F1" style:family="table-cell">
      <style:table-cell-properties fo:padding-left="0.199cm" fo:padding-right="0.191cm" fo:padding-top="0cm" fo:padding-bottom="0cm" fo:border="0.5pt solid #000000"/>
    </style:style>
    <style:style style:name="Table2" style:family="table">
      <style:table-properties style:width="27.079cm" fo:margin-left="-0.191cm" fo:margin-top="0cm" fo:margin-bottom="0cm" table:align="left" style:writing-mode="lr-tb"/>
    </style:style>
    <style:style style:name="Table2.A" style:family="table-column">
      <style:table-column-properties style:column-width="9.026cm"/>
    </style:style>
    <style:style style:name="Table2.C" style:family="table-column">
      <style:table-column-properties style:column-width="9.02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Normal_20__28_Web_29_">
      <style:text-properties fo:color="#000000" fo:font-size="13.5pt" style:font-size-asian="13.5pt" style:font-size-complex="13.5pt"/>
    </style:style>
    <style:style style:name="P2" style:family="paragraph" style:parent-style-name="Normal_20__28_Web_29_">
      <style:paragraph-properties fo:margin-top="0cm" fo:margin-bottom="0cm" loext:contextual-spacing="false"/>
    </style:style>
    <style:style style:name="P3" style:family="paragraph" style:parent-style-name="Normal_20__28_Web_29_">
      <style:paragraph-properties fo:margin-top="0cm" fo:margin-bottom="0cm" loext:contextual-spacing="false"/>
      <style:text-properties fo:color="#000000" fo:font-size="13.5pt" style:font-size-asian="13.5pt" style:font-size-complex="13.5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style:font-size-asian="14pt" style:font-name-complex="Times New Roman1" style:font-size-complex="14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2" style:family="paragraph" style:parent-style-name="Standard">
      <style:paragraph-properties fo:margin-top="0cm" fo:margin-bottom="0cm" loext:contextual-spacing="false" fo:line-height="100%"/>
    </style:style>
    <style:style style:name="P13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14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ff0000" style:font-name="Times New Roman" fo:font-size="12pt" fo:font-weight="bold" style:font-size-asian="12pt" style:font-weight-asian="bold" style:font-name-complex="Times New Roman1" style:font-size-complex="12pt"/>
    </style:style>
    <style:style style:name="P15" style:family="paragraph" style:parent-style-name="Standard">
      <style:text-properties fo:font-size="14pt" style:font-size-asian="14pt" style:font-size-complex="14pt"/>
    </style:style>
    <style:style style:name="P16" style:family="paragraph" style:parent-style-name="Standard"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P17" style:family="paragraph" style:parent-style-name="Standard">
      <style:paragraph-properties fo:margin-top="0cm" fo:margin-bottom="0.212cm" loext:contextual-spacing="false" fo:line-height="100%"/>
      <style:text-properties style:font-name="Times New Roman" fo:font-size="10pt" fo:font-weight="bold" style:font-name-asian="Times New Roman1" style:font-size-asian="10pt" style:language-asian="ru" style:country-asian="RU" style:font-weight-asian="bold" style:font-name-complex="Times New Roman1" style:font-size-complex="10pt"/>
    </style:style>
    <style:style style:name="P18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1" style:family="text">
      <style:text-properties fo:color="#000000" fo:font-size="13.5pt" style:font-size-asian="13.5pt" style:font-size-complex="13.5pt"/>
    </style:style>
    <style:style style:name="T2" style:family="text">
      <style:text-properties fo:color="#000000" fo:font-size="13.5pt" fo:language="en" fo:country="US" style:font-size-asian="13.5pt" style:font-size-complex="13.5pt"/>
    </style:style>
    <style:style style:name="T3" style:family="text">
      <style:text-properties fo:font-size="13.5pt" fo:language="en" fo:country="US" style:font-size-asian="13.5pt" style:font-size-complex="13.5pt"/>
    </style:style>
    <style:style style:name="T4" style:family="text"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T5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6" style:family="text">
      <style:text-properties style:font-name="Times New Roman" fo:font-size="12pt" style:font-size-asian="12pt" style:font-name-complex="Times New Roman1" style:font-size-complex="12pt"/>
    </style:style>
    <style:style style:name="T7" style:family="text">
      <style:text-properties fo:color="#0000ff" style:font-name="Times New Roman" fo:font-size="12pt" style:text-underline-style="solid" style:text-underline-width="auto" style:text-underline-color="font-color" style:font-name-asian="Times New Roman1" style:font-size-asian="12pt" style:language-asian="ru" style:country-asian="RU" style:font-name-complex="Times New Roman1" style:font-size-complex="12pt"/>
    </style:style>
    <style:style style:name="T8" style:family="text">
      <style:text-properties fo:color="#0d0d0d" style:font-name="Times New Roman" fo:font-size="12pt" style:font-name-asian="Times New Roman1" style:font-size-asian="12pt" style:language-asian="ru" style:country-asian="RU" style:font-name-complex="Times New Roman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3">Уважаемые соискатели!</text:p>
      <text:p text:style-name="P3">Диссертацию можно направить на проверку (платно) в “Экспертно-аналитический центр РАН” </text:p>
      <text:p text:style-name="P2"><text:span text:style-name="T1">тел</text:span><text:span text:style-name="T2">. 8(495)7418479, e-mail: eac-ras@mail.ru, </text:span><text:span text:style-name="T1">сайт</text:span><text:span text:style-name="T2">: </text:span><text:a xlink:type="simple" xlink:href="http://www.eac-ras.ru/" text:style-name="ListLabel_20_1" text:visited-style-name="ListLabel_20_1"><text:span text:style-name="Internet_20_link"><text:span text:style-name="T3">www.eac-ras.ru</text:span></text:span></text:a></text:p>
      <text:p text:style-name="P3">или проверить на кафедре, в организации, где выполнялась работа и самому сделать отчет по результатам проверки</text:p>
      <text:p text:style-name="P4"/>
      <text:p text:style-name="P14">(ОБРАЗЕЦ)</text:p>
      <text:p text:style-name="P4"/>
      <text:p text:style-name="P11">Отчет о наличии заимствований в диссертации ___ФИО_в_родительном_падеже___ на тему <text:s text:c="2"/>«___Тема_диссертации___»</text:p>
      <text:p text:style-name="P1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9">Источник</text:p>
          </table:table-cell>
          <table:table-cell table:style-name="Table1.A1" office:value-type="string">
            <text:p text:style-name="P9">Ссылка на источник</text:p>
          </table:table-cell>
          <table:table-cell table:style-name="Table1.A1" office:value-type="string">
            <text:p text:style-name="P9">Коллекция/модуль поиска</text:p>
          </table:table-cell>
          <table:table-cell table:style-name="Table1.A1" office:value-type="string">
            <text:p text:style-name="P9">Доля в отчёте</text:p>
          </table:table-cell>
          <table:table-cell table:style-name="Table1.A1" office:value-type="string">
            <text:p text:style-name="P9">Доля в тексте</text:p>
          </table:table-cell>
          <table:table-cell table:style-name="Table1.F1" office:value-type="string">
            <text:p text:style-name="P5">Комментарии по сегментам заимствования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1]</text:span><text:span text:style-name="T5"> </text:span><text:a xlink:type="simple" xlink:href="http://antiplagiat.rudn.ru/ReportSource.aspx?docId=rudn.431.1028120&amp;repNumb=1&amp;srcInd=1&amp;bn=-1#bn-1" office:target-frame-name="_blank" xlink:show="new" text:style-name="ListLabel_20_2" text:visited-style-name="ListLabel_20_2"><text:span text:style-name="T7">Центральные банки ст...</text:span></text:a></text:p>
          </table:table-cell>
          <table:table-cell table:style-name="Table1.A1" office:value-type="string">
            <text:p text:style-name="P12"><text:a xlink:type="simple" xlink:href="http://elibrary.ru/item.asp?id=22452837" office:target-frame-name="_blank" xlink:show="new" text:style-name="ListLabel_20_2" text:visited-style-name="ListLabel_20_2"><text:span text:style-name="T7">http://elibrary.ru/item.asp?id=22452837</text:span></text:a></text:p>
          </table:table-cell>
          <table:table-cell table:style-name="Table1.A1" office:value-type="string">
            <text:p text:style-name="P6">Elibrary</text:p>
          </table:table-cell>
          <table:table-cell table:style-name="Table1.A1" office:value-type="string">
            <text:p text:style-name="P8">2,81%</text:p>
          </table:table-cell>
          <table:table-cell table:style-name="Table1.A1" office:value-type="string">
            <text:p text:style-name="P8">2,82%</text:p>
          </table:table-cell>
          <table:table-cell table:style-name="Table1.A1" office:value-type="string">
            <text:p text:style-name="P7">Статья Ивановой Ж.Г., имеется в списке литературы, текст оформлен кавычками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2]</text:span><text:span text:style-name="T5"> </text:span><text:a xlink:type="simple" xlink:href="http://antiplagiat.rudn.ru/ReportSource.aspx?docId=rudn.431.1028120&amp;repNumb=1&amp;srcInd=2&amp;bn=-1#bn-1" office:target-frame-name="_blank" xlink:show="new" text:style-name="ListLabel_20_2" text:visited-style-name="ListLabel_20_2"><text:span text:style-name="T7">Особенности денежно-...</text:span></text:a></text:p>
          </table:table-cell>
          <table:table-cell table:style-name="Table1.A1" office:value-type="string">
            <text:p text:style-name="P12"><text:a xlink:type="simple" xlink:href="http://elibrary.ru/item.asp?id=23343460" office:target-frame-name="_blank" xlink:show="new" text:style-name="ListLabel_20_2" text:visited-style-name="ListLabel_20_2"><text:span text:style-name="T7">http://elibrary.ru/item.asp?id=23343460</text:span></text:a></text:p>
          </table:table-cell>
          <table:table-cell table:style-name="Table1.A1" office:value-type="string">
            <text:p text:style-name="P6">Elibrary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,65%</text:p>
          </table:table-cell>
          <table:table-cell table:style-name="Table1.A1" office:value-type="string">
            <text:p text:style-name="P7">Статья автора диссертации - 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3]</text:span><text:span text:style-name="T5"> </text:span><text:a xlink:type="simple" xlink:href="http://antiplagiat.rudn.ru/ReportSource.aspx?docId=rudn.431.1028120&amp;repNumb=1&amp;srcInd=3&amp;bn=-1#bn-1" office:target-frame-name="_blank" xlink:show="new" text:style-name="ListLabel_20_2" text:visited-style-name="ListLabel_20_2"><text:span text:style-name="T7">Закон "О Национально...</text:span></text:a></text:p>
          </table:table-cell>
          <table:table-cell table:style-name="Table1.A1" office:value-type="string">
            <text:p text:style-name="P12"><text:a xlink:type="simple" xlink:href="http://economics.kiev.ua/?id=438&amp;view=article" office:target-frame-name="_blank" xlink:show="new" text:style-name="ListLabel_20_2" text:visited-style-name="ListLabel_20_2"><text:span text:style-name="T7">http://economics.kiev.ua/?id=438&amp;view=article</text:span></text:a></text:p>
          </table:table-cell>
          <table:table-cell table:style-name="Table1.A1" office:value-type="string">
            <text:p text:style-name="P6">Интернет (Антиплагиат)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,54%</text:p>
          </table:table-cell>
          <table:table-cell table:style-name="Table1.A1" office:value-type="string">
            <text:p text:style-name="P7">Законодательные акты Украины (в настоящее время сайт заблокирован)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4]</text:span><text:span text:style-name="T5"> </text:span><text:a xlink:type="simple" xlink:href="http://antiplagiat.rudn.ru/ReportSource.aspx?docId=rudn.431.1028120&amp;repNumb=1&amp;srcInd=4&amp;bn=-1#bn-1" office:target-frame-name="_blank" xlink:show="new" text:style-name="ListLabel_20_2" text:visited-style-name="ListLabel_20_2"><text:span text:style-name="T7">Банковская деятельно...</text:span></text:a></text:p>
          </table:table-cell>
          <table:table-cell table:style-name="Table1.A1" office:value-type="string">
            <text:p text:style-name="P12"><text:a xlink:type="simple" xlink:href="http://revolution.allbest.ru/bank/00268135_0.html#1" office:target-frame-name="_blank" xlink:show="new" text:style-name="ListLabel_20_2" text:visited-style-name="ListLabel_20_2"><text:span text:style-name="T7">http://revolution.allbest.ru/bank/00268135_0.html#1</text:span></text:a></text:p>
          </table:table-cell>
          <table:table-cell table:style-name="Table1.A1" office:value-type="string">
            <text:p text:style-name="P6">Интернет (Антиплагиат)</text:p>
          </table:table-cell>
          <table:table-cell table:style-name="Table1.A1" office:value-type="string">
            <text:p text:style-name="P8">0,45%</text:p>
          </table:table-cell>
          <table:table-cell table:style-name="Table1.A1" office:value-type="string">
            <text:p text:style-name="P8">0,45%</text:p>
          </table:table-cell>
          <table:table-cell table:style-name="Table1.A1" office:value-type="string">
            <text:p text:style-name="P7">Ошибочная ссылка на этот файл, поскольку в диссертации дано определение из словаря, имеется сноска, текст оформлен кавычками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5]</text:span><text:span text:style-name="T5"> </text:span><text:a xlink:type="simple" xlink:href="http://antiplagiat.rudn.ru/ReportSource.aspx?docId=rudn.431.1028120&amp;repNumb=1&amp;srcInd=5&amp;bn=-1#bn-1" office:target-frame-name="_blank" xlink:show="new" text:style-name="ListLabel_20_2" text:visited-style-name="ListLabel_20_2"><text:span text:style-name="T7">Экономический словар...</text:span></text:a></text:p>
          </table:table-cell>
          <table:table-cell table:style-name="Table1.A1" office:value-type="string">
            <text:p text:style-name="P12"><text:a xlink:type="simple" xlink:href="http://www.inform-ust.ru/dictionary/economics/economics_dictionary.htm?dic_tid=21538" office:target-frame-name="_blank" xlink:show="new" text:style-name="ListLabel_20_2" text:visited-style-name="ListLabel_20_2"><text:span text:style-name="T7">http://www.inform-ust.ru/dictionary/economics/economics_dict...</text:span></text:a></text:p>
          </table:table-cell>
          <table:table-cell table:style-name="Table1.A1" office:value-type="string">
            <text:p text:style-name="P6">Интернет (Антиплагиат)</text:p>
          </table:table-cell>
          <table:table-cell table:style-name="Table1.A1" office:value-type="string">
            <text:p text:style-name="P8">0%</text:p>
          </table:table-cell>
          <table:table-cell table:style-name="Table1.A1" office:value-type="string">
            <text:p text:style-name="P8">0,45%</text:p>
          </table:table-cell>
          <table:table-cell table:style-name="Table1.A1" office:value-type="string">
            <text:p text:style-name="P7">Общепринятые клише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6]</text:span><text:span text:style-name="T5"> </text:span><text:a xlink:type="simple" xlink:href="http://antiplagiat.rudn.ru/ReportSource.aspx?docId=rudn.431.1028120&amp;repNumb=1&amp;srcInd=6&amp;bn=-1#bn-1" office:target-frame-name="_blank" xlink:show="new" text:style-name="ListLabel_20_2" text:visited-style-name="ListLabel_20_2"><text:span text:style-name="T7">Дипломная работа: Ба...</text:span></text:a></text:p>
          </table:table-cell>
          <table:table-cell table:style-name="Table1.A1" office:value-type="string">
            <text:p text:style-name="P12"><text:a xlink:type="simple" xlink:href="http://bestreferat.ru/referat-177626.html" office:target-frame-name="_blank" xlink:show="new" text:style-name="ListLabel_20_2" text:visited-style-name="ListLabel_20_2"><text:span text:style-name="T7">http://bestreferat.ru/referat-177626.html</text:span></text:a></text:p>
          </table:table-cell>
          <table:table-cell table:style-name="Table1.A1" office:value-type="string">
            <text:p text:style-name="P6">Интернет (Антиплагиат)</text:p>
          </table:table-cell>
          <table:table-cell table:style-name="Table1.A1" office:value-type="string">
            <text:p text:style-name="P8">0,33%</text:p>
          </table:table-cell>
          <table:table-cell table:style-name="Table1.A1" office:value-type="string">
            <text:p text:style-name="P8">0,39%</text:p>
          </table:table-cell>
          <table:table-cell table:style-name="Table1.A1" office:value-type="string">
            <text:p text:style-name="P7">Общепринятые клише (объемов рефинансирования российских банков… скорость обращения денег)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7]</text:span><text:span text:style-name="T5"> </text:span><text:a xlink:type="simple" xlink:href="http://antiplagiat.rudn.ru/ReportSource.aspx?docId=rudn.431.1028120&amp;repNumb=1&amp;srcInd=7&amp;bn=-1#bn-1" office:target-frame-name="_blank" xlink:show="new" text:style-name="ListLabel_20_2" text:visited-style-name="ListLabel_20_2"><text:span text:style-name="T7">Полная версия</text:span></text:a></text:p>
          </table:table-cell>
          <table:table-cell table:style-name="Table1.A1" office:value-type="string">
            <text:p text:style-name="P12"><text:a xlink:type="simple" xlink:href="http://www.iep.ru/files/text/working_papers/133.pdf" office:target-frame-name="_blank" xlink:show="new" text:style-name="ListLabel_20_2" text:visited-style-name="ListLabel_20_2"><text:span text:style-name="T7">http://www.iep.ru/files/text/working_papers/133.pdf</text:span></text:a></text:p>
          </table:table-cell>
          <table:table-cell table:style-name="Table1.A1" office:value-type="string">
            <text:p text:style-name="P6">Интернет (Антиплагиат)</text:p>
          </table:table-cell>
          <table:table-cell table:style-name="Table1.A1" office:value-type="string">
            <text:p text:style-name="P8">0,17%</text:p>
          </table:table-cell>
          <table:table-cell table:style-name="Table1.A1" office:value-type="string">
            <text:p text:style-name="P8">0,33%</text:p>
          </table:table-cell>
          <table:table-cell table:style-name="Table1.A1" office:value-type="string">
            <text:p text:style-name="P7">Статья Трунина В.П., имеется в списке литературы, текст оформлен кавычками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8]</text:span><text:span text:style-name="T5"> </text:span><text:a xlink:type="simple" xlink:href="http://antiplagiat.rudn.ru/ReportSource.aspx?docId=rudn.431.1028120&amp;repNumb=1&amp;srcInd=8&amp;bn=-1#bn-1" office:target-frame-name="_blank" xlink:show="new" text:style-name="ListLabel_20_2" text:visited-style-name="ListLabel_20_2"><text:span text:style-name="T7">Энхтуяа Таня диссерт...</text:span></text:a></text:p>
          </table:table-cell>
          <table:table-cell table:style-name="Table1.A1" office:value-type="string">
            <text:p text:style-name="P12"><text:a xlink:type="simple" xlink:href="http://dlib.rsl.ru/rsl01006000000/rsl01006766000/rsl01006766210/rsl01006766210.pdf" office:target-frame-name="_blank" xlink:show="new" text:style-name="ListLabel_20_2" text:visited-style-name="ListLabel_20_2"><text:span text:style-name="T7">http://dlib.rsl.ru/rsl01006000000/rsl01006766000/rsl01006766...</text:span></text:a></text:p>
          </table:table-cell>
          <table:table-cell table:style-name="Table1.A1" office:value-type="string">
            <text:p text:style-name="P6">РГБ, диссертации</text:p>
          </table:table-cell>
          <table:table-cell table:style-name="Table1.A1" office:value-type="string">
            <text:p text:style-name="P8">0,11%</text:p>
          </table:table-cell>
          <table:table-cell table:style-name="Table1.A1" office:value-type="string">
            <text:p text:style-name="P8">0,31%</text:p>
          </table:table-cell>
          <table:table-cell table:style-name="Table1.A1" office:value-type="string">
            <text:p text:style-name="P7">Название пункта Паспорта специальности 08.00.10,</text:p>
            <text:p text:style-name="P7"><text:soft-page-break/>Общепринятые клише (влияние денежно-кредитной политики на макроэкономические показатели)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9]</text:span><text:span text:style-name="T5"> </text:span><text:a xlink:type="simple" xlink:href="http://antiplagiat.rudn.ru/ReportSource.aspx?docId=rudn.431.1028120&amp;repNumb=1&amp;srcInd=9&amp;bn=-1#bn-1" office:target-frame-name="_blank" xlink:show="new" text:style-name="ListLabel_20_2" text:visited-style-name="ListLabel_20_2"><text:span text:style-name="T7">О ЦЕНТРАЛЬНОМ БАНКЕ ...</text:span></text:a></text:p>
          </table:table-cell>
          <table:table-cell table:style-name="Table1.A1" office:value-type="string">
            <text:p text:style-name="P12"><text:a xlink:type="simple" xlink:href="http://online.lexpro.ru/document/1030576" office:target-frame-name="_blank" xlink:show="new" text:style-name="ListLabel_20_2" text:visited-style-name="ListLabel_20_2"><text:span text:style-name="T7">http://online.lexpro.ru/document/1030576</text:span></text:a></text:p>
          </table:table-cell>
          <table:table-cell table:style-name="Table1.A1" office:value-type="string">
            <text:p text:style-name="P6">Коллекция юридических документов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,3%</text:p>
          </table:table-cell>
          <table:table-cell table:style-name="Table1.A1" office:value-type="string">
            <text:p text:style-name="P7">Общепринятые клише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10]</text:span><text:span text:style-name="T5"> </text:span><text:a xlink:type="simple" xlink:href="http://antiplagiat.rudn.ru/ReportSource.aspx?docId=rudn.431.1028120&amp;repNumb=1&amp;srcInd=10&amp;bn=-1#bn-1" office:target-frame-name="_blank" xlink:show="new" text:style-name="ListLabel_20_2" text:visited-style-name="ListLabel_20_2"><text:span text:style-name="T7">Курсовая работа: Рол...</text:span></text:a></text:p>
          </table:table-cell>
          <table:table-cell table:style-name="Table1.A1" office:value-type="string">
            <text:p text:style-name="P12"><text:a xlink:type="simple" xlink:href="http://www.bestreferat.ru/referat-208025.html" office:target-frame-name="_blank" xlink:show="new" text:style-name="ListLabel_20_2" text:visited-style-name="ListLabel_20_2"><text:span text:style-name="T7">http://www.bestreferat.ru/referat-208025.html</text:span></text:a></text:p>
          </table:table-cell>
          <table:table-cell table:style-name="Table1.A1" office:value-type="string">
            <text:p text:style-name="P6">Интернет (Антиплагиат)</text:p>
          </table:table-cell>
          <table:table-cell table:style-name="Table1.A1" office:value-type="string">
            <text:p text:style-name="P8">0,26%</text:p>
          </table:table-cell>
          <table:table-cell table:style-name="Table1.A1" office:value-type="string">
            <text:p text:style-name="P8">0,29%</text:p>
          </table:table-cell>
          <table:table-cell table:style-name="Table1.A1" office:value-type="string">
            <text:p text:style-name="P7">Статистические данные отчетов (указаны в списке литературы)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11]</text:span><text:span text:style-name="T5"> </text:span><text:a xlink:type="simple" xlink:href="http://antiplagiat.rudn.ru/ReportSource.aspx?docId=rudn.431.1028120&amp;repNumb=1&amp;srcInd=11&amp;bn=-1#bn-1" office:target-frame-name="_blank" xlink:show="new" text:style-name="ListLabel_20_2" text:visited-style-name="ListLabel_20_2"><text:span text:style-name="T7">Центральные банки ст...</text:span></text:a></text:p>
          </table:table-cell>
          <table:table-cell table:style-name="Table1.A1" office:value-type="string">
            <text:p text:style-name="P12"><text:a xlink:type="simple" xlink:href="http://elibrary.ru/item.asp?id=22310028" office:target-frame-name="_blank" xlink:show="new" text:style-name="ListLabel_20_2" text:visited-style-name="ListLabel_20_2"><text:span text:style-name="T7">http://elibrary.ru/item.asp?id=22310028</text:span></text:a></text:p>
          </table:table-cell>
          <table:table-cell table:style-name="Table1.A1" office:value-type="string">
            <text:p text:style-name="P6">Elibrary</text:p>
          </table:table-cell>
          <table:table-cell table:style-name="Table1.A1" office:value-type="string">
            <text:p text:style-name="P8">0,28%</text:p>
          </table:table-cell>
          <table:table-cell table:style-name="Table1.A1" office:value-type="string">
            <text:p text:style-name="P8">0,28%</text:p>
          </table:table-cell>
          <table:table-cell table:style-name="Table1.A1" office:value-type="string">
            <text:p text:style-name="P7">Общепринятые клише (во всех странах мира … в течение длительного периода времени)</text:p>
            <text:p text:style-name="P7">Статья Ивановой Ж.Г., Ранчинской Ю.С., имеется в списке литературы, текст оформлен кавычками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12]</text:span><text:span text:style-name="T5"> </text:span><text:a xlink:type="simple" xlink:href="http://antiplagiat.rudn.ru/ReportSource.aspx?docId=rudn.431.1028120&amp;repNumb=1&amp;srcInd=12&amp;bn=-1#bn-1" office:target-frame-name="_blank" xlink:show="new" text:style-name="ListLabel_20_2" text:visited-style-name="ListLabel_20_2"><text:span text:style-name="T7">Legislation: Nationa...</text:span></text:a></text:p>
          </table:table-cell>
          <table:table-cell table:style-name="Table1.A1" office:value-type="string">
            <text:p text:style-name="P12"><text:a xlink:type="simple" xlink:href="http://www.parliament.am/legislation.php?ID=1858&amp;lang=rus&amp;sel=show" office:target-frame-name="_blank" xlink:show="new" text:style-name="ListLabel_20_2" text:visited-style-name="ListLabel_20_2"><text:span text:style-name="T7">http://www.parliament.am/legislation.php?ID=1858&amp;lang=rus&amp;se...</text:span></text:a></text:p>
          </table:table-cell>
          <table:table-cell table:style-name="Table1.A1" office:value-type="string">
            <text:p text:style-name="P6">Интернет (Антиплагиат)</text:p>
          </table:table-cell>
          <table:table-cell table:style-name="Table1.A1" office:value-type="string">
            <text:p text:style-name="P8">0,27%</text:p>
          </table:table-cell>
          <table:table-cell table:style-name="Table1.A1" office:value-type="string">
            <text:p text:style-name="P8">0,27%</text:p>
          </table:table-cell>
          <table:table-cell table:style-name="Table1.A1" office:value-type="string">
            <text:p text:style-name="P7">Законодательные акты Армении, указаны в списке литературы 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13]</text:span><text:span text:style-name="T5"> </text:span><text:a xlink:type="simple" xlink:href="http://antiplagiat.rudn.ru/ReportSource.aspx?docId=rudn.431.1028120&amp;repNumb=1&amp;srcInd=13&amp;bn=-1#bn-1" office:target-frame-name="_blank" xlink:show="new" text:style-name="ListLabel_20_2" text:visited-style-name="ListLabel_20_2"><text:span text:style-name="T7">rsl01004867896.txt</text:span></text:a></text:p>
          </table:table-cell>
          <table:table-cell table:style-name="Table1.A1" office:value-type="string">
            <text:p text:style-name="P12"><text:a xlink:type="simple" xlink:href="http://dlib.rsl.ru/rsl01004000000/rsl01004867000/rsl01004867896/rsl01004867896.pdf" office:target-frame-name="_blank" xlink:show="new" text:style-name="ListLabel_20_2" text:visited-style-name="ListLabel_20_2"><text:span text:style-name="T7">http://dlib.rsl.ru/rsl01004000000/rsl01004867000/rsl01004867...</text:span></text:a></text:p>
          </table:table-cell>
          <table:table-cell table:style-name="Table1.A1" office:value-type="string">
            <text:p text:style-name="P6">РГБ, диссертации</text:p>
          </table:table-cell>
          <table:table-cell table:style-name="Table1.A1" office:value-type="string">
            <text:p text:style-name="P8">0,24%</text:p>
          </table:table-cell>
          <table:table-cell table:style-name="Table1.A1" office:value-type="string">
            <text:p text:style-name="P8">0,24%</text:p>
          </table:table-cell>
          <table:table-cell table:style-name="Table1.A1" office:value-type="string">
            <text:p text:style-name="P7">Общепринятые клише (структура работы, описание эффекта мультипликации)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14]</text:span><text:span text:style-name="T5"> </text:span><text:a xlink:type="simple" xlink:href="http://antiplagiat.rudn.ru/ReportSource.aspx?docId=rudn.431.1028120&amp;repNumb=1&amp;srcInd=14&amp;bn=-1#bn-1" office:target-frame-name="_blank" xlink:show="new" text:style-name="ListLabel_20_2" text:visited-style-name="ListLabel_20_2"><text:span text:style-name="T7">Об утверждении отчет...</text:span></text:a></text:p>
          </table:table-cell>
          <table:table-cell table:style-name="Table1.A1" office:value-type="string">
            <text:p text:style-name="P12"><text:a xlink:type="simple" xlink:href="http://levonevski.net/pravo/norm2013/num09/d09056.html#2" office:target-frame-name="_blank" xlink:show="new" text:style-name="ListLabel_20_2" text:visited-style-name="ListLabel_20_2"><text:span text:style-name="T7">http://levonevski.net/pravo/norm2013/num09/d09056.html#2</text:span></text:a></text:p>
          </table:table-cell>
          <table:table-cell table:style-name="Table1.A1" office:value-type="string">
            <text:p text:style-name="P6">Интернет (Антиплагиат)</text:p>
          </table:table-cell>
          <table:table-cell table:style-name="Table1.A1" office:value-type="string">
            <text:p text:style-name="P8">0,24%</text:p>
          </table:table-cell>
          <table:table-cell table:style-name="Table1.A1" office:value-type="string">
            <text:p text:style-name="P8">0,24%</text:p>
          </table:table-cell>
          <table:table-cell table:style-name="Table1.A1" office:value-type="string">
            <text:p text:style-name="P7">Общепринятые клише (обеспечение устойчивости белорусского рубля…)</text:p>
            <text:p text:style-name="P7">Статистические данные отчетов (указаны в списке литературы)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15]</text:span><text:span text:style-name="T5"> </text:span><text:a xlink:type="simple" xlink:href="http://antiplagiat.rudn.ru/ReportSource.aspx?docId=rudn.431.1028120&amp;repNumb=1&amp;srcInd=15&amp;bn=-1#bn-1" office:target-frame-name="_blank" xlink:show="new" text:style-name="ListLabel_20_2" text:visited-style-name="ListLabel_20_2"><text:span text:style-name="T7">О ЦЕНТРАЛЬНОМ БАНКЕ ...</text:span></text:a></text:p>
          </table:table-cell>
          <table:table-cell table:style-name="Table1.A1" office:value-type="string">
            <text:p text:style-name="P12"><text:a xlink:type="simple" xlink:href="http://online.lexpro.ru/document/2023685" office:target-frame-name="_blank" xlink:show="new" text:style-name="ListLabel_20_2" text:visited-style-name="ListLabel_20_2"><text:span text:style-name="T7">http://online.lexpro.ru/document/2023685</text:span></text:a></text:p>
          </table:table-cell>
          <table:table-cell table:style-name="Table1.A1" office:value-type="string">
            <text:p text:style-name="P6">Коллекция юридических документов</text:p>
          </table:table-cell>
          <table:table-cell table:style-name="Table1.A1" office:value-type="string">
            <text:p text:style-name="P8">0,09%</text:p>
          </table:table-cell>
          <table:table-cell table:style-name="Table1.A1" office:value-type="string">
            <text:p text:style-name="P8">0,24%</text:p>
          </table:table-cell>
          <table:table-cell table:style-name="Table1.A1" office:value-type="string">
            <text:p text:style-name="P7">Общепринятые клише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16]</text:span><text:span text:style-name="T5"> </text:span><text:a xlink:type="simple" xlink:href="http://antiplagiat.rudn.ru/ReportSource.aspx?docId=rudn.431.1028120&amp;repNumb=1&amp;srcInd=16&amp;bn=-1#bn-1" office:target-frame-name="_blank" xlink:show="new" text:style-name="ListLabel_20_2" text:visited-style-name="ListLabel_20_2"><text:span text:style-name="T7">смотреть PDF</text:span></text:a></text:p>
          </table:table-cell>
          <table:table-cell table:style-name="Table1.A1" office:value-type="string">
            <text:p text:style-name="P12"><text:a xlink:type="simple" xlink:href="http://rus.neicon.ru:8080/xmlui/bitstream/handle/123456789/7574/40_Ларцев.pdf?sequence=1" office:target-frame-name="_blank" xlink:show="new" text:style-name="ListLabel_20_2" text:visited-style-name="ListLabel_20_2"><text:span text:style-name="T7">http://rus.neicon.ru:8080/xmlui/bitstream/handle/123456789/7...</text:span></text:a></text:p>
          </table:table-cell>
          <table:table-cell table:style-name="Table1.A1" office:value-type="string">
            <text:p text:style-name="P6">Интернет (Антиплагиат)</text:p>
          </table:table-cell>
          <table:table-cell table:style-name="Table1.A1" office:value-type="string">
            <text:p text:style-name="P8">0,04%</text:p>
          </table:table-cell>
          <table:table-cell table:style-name="Table1.A1" office:value-type="string">
            <text:p text:style-name="P8">0,23%</text:p>
          </table:table-cell>
          <table:table-cell table:style-name="Table1.A1" office:value-type="string">
            <text:p text:style-name="P7">Общепринятые клише (денежно-кредитная политика, опыт развитых стран)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17]</text:span><text:span text:style-name="T5"> </text:span><text:a xlink:type="simple" xlink:href="http://antiplagiat.rudn.ru/ReportSource.aspx?docId=rudn.431.1028120&amp;repNumb=1&amp;srcInd=17&amp;bn=-1#bn-1" office:target-frame-name="_blank" xlink:show="new" text:style-name="ListLabel_20_2" text:visited-style-name="ListLabel_20_2"><text:span text:style-name="T7">МОДЕРНИЗАЦИЯ МЕТОДОВ...</text:span></text:a></text:p>
          </table:table-cell>
          <table:table-cell table:style-name="Table1.A1" office:value-type="string">
            <text:p text:style-name="P12"><text:a xlink:type="simple" xlink:href="http://elibrary.ru/item.asp?id=15138879" office:target-frame-name="_blank" xlink:show="new" text:style-name="ListLabel_20_2" text:visited-style-name="ListLabel_20_2"><text:span text:style-name="T7">http://elibrary.ru/item.asp?id=15138879</text:span></text:a></text:p>
          </table:table-cell>
          <table:table-cell table:style-name="Table1.A1" office:value-type="string">
            <text:p text:style-name="P6">Elibrary</text:p>
          </table:table-cell>
          <table:table-cell table:style-name="Table1.A1" office:value-type="string">
            <text:p text:style-name="P8">0%</text:p>
          </table:table-cell>
          <table:table-cell table:style-name="Table1.A1" office:value-type="string">
            <text:p text:style-name="P8">0,22%</text:p>
          </table:table-cell>
          <table:table-cell table:style-name="Table1.A1" office:value-type="string">
            <text:p text:style-name="P7">Общепринятые клише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18]</text:span><text:span text:style-name="T5"> </text:span><text:a xlink:type="simple" xlink:href="http://antiplagiat.rudn.ru/ReportSource.aspx?docId=rudn.431.1028120&amp;repNumb=1&amp;srcInd=18&amp;bn=-1#bn-1" office:target-frame-name="_blank" xlink:show="new" text:style-name="ListLabel_20_2" text:visited-style-name="ListLabel_20_2"><text:span text:style-name="T7">Источник 18</text:span></text:a></text:p>
          </table:table-cell>
          <table:table-cell table:style-name="Table1.A1" office:value-type="string">
            <text:p text:style-name="P12"><text:a xlink:type="simple" xlink:href="http://uchebalegko.ru/v3597/?download=1" office:target-frame-name="_blank" xlink:show="new" text:style-name="ListLabel_20_2" text:visited-style-name="ListLabel_20_2"><text:span text:style-name="T7">http://uchebalegko.ru/v3597/?download=1</text:span></text:a></text:p>
          </table:table-cell>
          <table:table-cell table:style-name="Table1.A1" office:value-type="string">
            <text:p text:style-name="P6">Интернет (Антиплагиат)</text:p>
          </table:table-cell>
          <table:table-cell table:style-name="Table1.A1" office:value-type="string">
            <text:p text:style-name="P8">0%</text:p>
          </table:table-cell>
          <table:table-cell table:style-name="Table1.A1" office:value-type="string">
            <text:p text:style-name="P8">0,2%</text:p>
          </table:table-cell>
          <table:table-cell table:style-name="Table1.A1" office:value-type="string">
            <text:p text:style-name="P7">Общепринятые клише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19]</text:span><text:span text:style-name="T5"> </text:span><text:a xlink:type="simple" xlink:href="http://antiplagiat.rudn.ru/ReportSource.aspx?docId=rudn.431.1028120&amp;repNumb=1&amp;srcInd=19&amp;bn=-1#bn-1" office:target-frame-name="_blank" xlink:show="new" text:style-name="ListLabel_20_2" text:visited-style-name="ListLabel_20_2"><text:span text:style-name="T7">Независимость центра...</text:span></text:a></text:p>
          </table:table-cell>
          <table:table-cell table:style-name="Table1.A1" office:value-type="string">
            <text:p text:style-name="P12"><text:a xlink:type="simple" xlink:href="http://elibrary.ru/item.asp?id=17765786" office:target-frame-name="_blank" xlink:show="new" text:style-name="ListLabel_20_2" text:visited-style-name="ListLabel_20_2"><text:span text:style-name="T7">http://elibrary.ru/item.asp?id=17765786</text:span></text:a></text:p>
          </table:table-cell>
          <table:table-cell table:style-name="Table1.A1" office:value-type="string">
            <text:p text:style-name="P6">Elibrary</text:p>
          </table:table-cell>
          <table:table-cell table:style-name="Table1.A1" office:value-type="string">
            <text:p text:style-name="P8">0%</text:p>
          </table:table-cell>
          <table:table-cell table:style-name="Table1.A1" office:value-type="string">
            <text:p text:style-name="P8">0,14%</text:p>
          </table:table-cell>
          <table:table-cell table:style-name="Table1.A1" office:value-type="string">
            <text:p text:style-name="P7">Общепринятые клише</text:p>
          </table:table-cell>
        </table:table-row>
        <text:soft-page-break/>
        <table:table-row table:style-name="Table1.1">
          <table:table-cell table:style-name="Table1.A1" office:value-type="string">
            <text:p text:style-name="P12"><text:span text:style-name="T4">[20]</text:span><text:span text:style-name="T5"> </text:span><text:a xlink:type="simple" xlink:href="http://antiplagiat.rudn.ru/ReportSource.aspx?docId=rudn.431.1028120&amp;repNumb=1&amp;srcInd=20&amp;bn=-1#bn-1" office:target-frame-name="_blank" xlink:show="new" text:style-name="ListLabel_20_2" text:visited-style-name="ListLabel_20_2"><text:span text:style-name="T7">Дипломная работа </text:span></text:a><text:a xlink:type="simple" xlink:href="http://antiplagiat.rudn.ru/ReportSource.aspx?docId=rudn.431.1028120&amp;repNumb=1&amp;srcInd=20&amp;bn=-1#bn-1" office:target-frame-name="_blank" xlink:show="new" text:style-name="ListLabel_20_2" text:visited-style-name="ListLabel_20_2"><text:span text:style-name="T7">на ...</text:span></text:a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Кольцо вузов</text:p>
          </table:table-cell>
          <table:table-cell table:style-name="Table1.A1" office:value-type="string">
            <text:p text:style-name="P8">0%</text:p>
          </table:table-cell>
          <table:table-cell table:style-name="Table1.A1" office:value-type="string">
            <text:p text:style-name="P8">0,13%</text:p>
          </table:table-cell>
          <table:table-cell table:style-name="Table1.A1" office:value-type="string">
            <text:p text:style-name="P7">Общепринятые клише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21]</text:span><text:span text:style-name="T5"> </text:span><text:a xlink:type="simple" xlink:href="http://antiplagiat.rudn.ru/ReportSource.aspx?docId=rudn.431.1028120&amp;repNumb=1&amp;srcInd=21&amp;bn=-1#bn-1" office:target-frame-name="_blank" xlink:show="new" text:style-name="ListLabel_20_2" text:visited-style-name="ListLabel_20_2"><text:span text:style-name="T7">rsl01004382258.txt</text:span></text:a></text:p>
          </table:table-cell>
          <table:table-cell table:style-name="Table1.A1" office:value-type="string">
            <text:p text:style-name="P12"><text:a xlink:type="simple" xlink:href="http://dlib.rsl.ru/rsl01004000000/rsl01004382000/rsl01004382258/rsl01004382258.pdf" office:target-frame-name="_blank" xlink:show="new" text:style-name="ListLabel_20_2" text:visited-style-name="ListLabel_20_2"><text:span text:style-name="T7">http://dlib.rsl.ru/rsl01004000000/rsl01004382000/rsl01004382...</text:span></text:a></text:p>
          </table:table-cell>
          <table:table-cell table:style-name="Table1.A1" office:value-type="string">
            <text:p text:style-name="P6">РГБ, диссертации</text:p>
          </table:table-cell>
          <table:table-cell table:style-name="Table1.A1" office:value-type="string">
            <text:p text:style-name="P8">0,11%</text:p>
          </table:table-cell>
          <table:table-cell table:style-name="Table1.A1" office:value-type="string">
            <text:p text:style-name="P8">0,12%</text:p>
          </table:table-cell>
          <table:table-cell table:style-name="Table1.A1" office:value-type="string">
            <text:p text:style-name="P7">Статистические данные отчетов (указаны в списке литературы)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22]</text:span><text:span text:style-name="T5"> </text:span><text:a xlink:type="simple" xlink:href="http://antiplagiat.rudn.ru/ReportSource.aspx?docId=rudn.431.1028120&amp;repNumb=1&amp;srcInd=22&amp;bn=-1#bn-1" office:target-frame-name="_blank" xlink:show="new" text:style-name="ListLabel_20_2" text:visited-style-name="ListLabel_20_2"><text:span text:style-name="T7">2015_ИЭФ_ЭЭФ414_Соло...</text:span></text:a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Кольцо вузов</text:p>
          </table:table-cell>
          <table:table-cell table:style-name="Table1.A1" office:value-type="string">
            <text:p text:style-name="P8">0,08%</text:p>
          </table:table-cell>
          <table:table-cell table:style-name="Table1.A1" office:value-type="string">
            <text:p text:style-name="P8">0,12%</text:p>
          </table:table-cell>
          <table:table-cell table:style-name="Table1.A1" office:value-type="string">
            <text:p text:style-name="P7">Аналитический отчет, оформлена сноска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23]</text:span><text:span text:style-name="T5"> </text:span><text:a xlink:type="simple" xlink:href="http://antiplagiat.rudn.ru/ReportSource.aspx?docId=rudn.431.1028120&amp;repNumb=1&amp;srcInd=23&amp;bn=-1#bn-1" office:target-frame-name="_blank" xlink:show="new" text:style-name="ListLabel_20_2" text:visited-style-name="ListLabel_20_2"><text:span text:style-name="T7">rsl01005085655.txt</text:span></text:a></text:p>
          </table:table-cell>
          <table:table-cell table:style-name="Table1.A1" office:value-type="string">
            <text:p text:style-name="P12"><text:a xlink:type="simple" xlink:href="http://dlib.rsl.ru/rsl01005000000/rsl01005085000/rsl01005085655/rsl01005085655.pdf" office:target-frame-name="_blank" xlink:show="new" text:style-name="ListLabel_20_2" text:visited-style-name="ListLabel_20_2"><text:span text:style-name="T7">http://dlib.rsl.ru/rsl01005000000/rsl01005085000/rsl01005085...</text:span></text:a></text:p>
          </table:table-cell>
          <table:table-cell table:style-name="Table1.A1" office:value-type="string">
            <text:p text:style-name="P6">РГБ, диссертации</text:p>
          </table:table-cell>
          <table:table-cell table:style-name="Table1.A1" office:value-type="string">
            <text:p text:style-name="P8">0,07%</text:p>
          </table:table-cell>
          <table:table-cell table:style-name="Table1.A1" office:value-type="string">
            <text:p text:style-name="P8">0,11%</text:p>
          </table:table-cell>
          <table:table-cell table:style-name="Table1.A1" office:value-type="string">
            <text:p text:style-name="P7">Общепринятые клише (по кредитам «овернайт»)</text:p>
            <text:p text:style-name="P7">Статья Дробышевского С.М., имеется в списке литературы, текст оформлен кавычками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24]</text:span><text:span text:style-name="T5"> </text:span><text:a xlink:type="simple" xlink:href="http://antiplagiat.rudn.ru/ReportSource.aspx?docId=rudn.431.1028120&amp;repNumb=1&amp;srcInd=24&amp;bn=-1#bn-1" office:target-frame-name="_blank" xlink:show="new" text:style-name="ListLabel_20_2" text:visited-style-name="ListLabel_20_2"><text:span text:style-name="T7">Диссертация (01.12.1...</text:span></text:a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Кольцо вузов</text:p>
          </table:table-cell>
          <table:table-cell table:style-name="Table1.A1" office:value-type="string">
            <text:p text:style-name="P8">0,01%</text:p>
          </table:table-cell>
          <table:table-cell table:style-name="Table1.A1" office:value-type="string">
            <text:p text:style-name="P8">0,1%</text:p>
          </table:table-cell>
          <table:table-cell table:style-name="Table1.A1" office:value-type="string">
            <text:p text:style-name="P7">Общепринятые клише (подходы к анализу правил денежно-кредитной политики…)</text:p>
            <text:p text:style-name="P7"/>
          </table:table-cell>
        </table:table-row>
        <table:table-row table:style-name="Table1.1">
          <table:table-cell table:style-name="Table1.A1" office:value-type="string">
            <text:p text:style-name="P12"><text:span text:style-name="T4">[25]</text:span><text:span text:style-name="T5"> </text:span><text:a xlink:type="simple" xlink:href="http://antiplagiat.rudn.ru/ReportSource.aspx?docId=rudn.431.1028120&amp;repNumb=1&amp;srcInd=25&amp;bn=-1#bn-1" office:target-frame-name="_blank" xlink:show="new" text:style-name="ListLabel_20_2" text:visited-style-name="ListLabel_20_2"><text:span text:style-name="T7">attachments.zip/Павл...</text:span></text:a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Кольцо вузов</text:p>
          </table:table-cell>
          <table:table-cell table:style-name="Table1.A1" office:value-type="string">
            <text:p text:style-name="P8">0,08%</text:p>
          </table:table-cell>
          <table:table-cell table:style-name="Table1.A1" office:value-type="string">
            <text:p text:style-name="P8">0,1%</text:p>
          </table:table-cell>
          <table:table-cell table:style-name="Table1.A1" office:value-type="string">
            <text:p text:style-name="P7">Название международной организации по надзору за финансовой стабильностью</text:p>
            <text:p text:style-name="P7">Статистические данные отчетов (указаны в списке литературы)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26]</text:span><text:span text:style-name="T5"> </text:span><text:a xlink:type="simple" xlink:href="http://antiplagiat.rudn.ru/ReportSource.aspx?docId=rudn.431.1028120&amp;repNumb=1&amp;srcInd=26&amp;bn=-1#bn-1" office:target-frame-name="_blank" xlink:show="new" text:style-name="ListLabel_20_2" text:visited-style-name="ListLabel_20_2"><text:span text:style-name="T7">rsl01003539522.txt</text:span></text:a></text:p>
          </table:table-cell>
          <table:table-cell table:style-name="Table1.A1" office:value-type="string">
            <text:p text:style-name="P12"><text:a xlink:type="simple" xlink:href="http://dlib.rsl.ru/rsl01003000000/rsl01003539000/rsl01003539522/rsl01003539522.pdf" office:target-frame-name="_blank" xlink:show="new" text:style-name="ListLabel_20_2" text:visited-style-name="ListLabel_20_2"><text:span text:style-name="T7">http://dlib.rsl.ru/rsl01003000000/rsl01003539000/rsl01003539...</text:span></text:a></text:p>
          </table:table-cell>
          <table:table-cell table:style-name="Table1.A1" office:value-type="string">
            <text:p text:style-name="P6">РГБ, диссертации</text:p>
          </table:table-cell>
          <table:table-cell table:style-name="Table1.A1" office:value-type="string">
            <text:p text:style-name="P8">0%</text:p>
          </table:table-cell>
          <table:table-cell table:style-name="Table1.A1" office:value-type="string">
            <text:p text:style-name="P8">0,1%</text:p>
          </table:table-cell>
          <table:table-cell table:style-name="Table1.A1" office:value-type="string">
            <text:p text:style-name="P7">Общепринятые клише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27]</text:span><text:span text:style-name="T5"> </text:span><text:a xlink:type="simple" xlink:href="http://antiplagiat.rudn.ru/ReportSource.aspx?docId=rudn.431.1028120&amp;repNumb=1&amp;srcInd=27&amp;bn=-1#bn-1" office:target-frame-name="_blank" xlink:show="new" text:style-name="ListLabel_20_2" text:visited-style-name="ListLabel_20_2"><text:span text:style-name="T7">rsl01005404680.txt</text:span></text:a></text:p>
          </table:table-cell>
          <table:table-cell table:style-name="Table1.A1" office:value-type="string">
            <text:p text:style-name="P12"><text:a xlink:type="simple" xlink:href="http://dlib.rsl.ru/rsl01005000000/rsl01005404000/rsl01005404680/rsl01005404680.pdf" office:target-frame-name="_blank" xlink:show="new" text:style-name="ListLabel_20_2" text:visited-style-name="ListLabel_20_2"><text:span text:style-name="T7">http://dlib.rsl.ru/rsl01005000000/rsl01005404000/rsl01005404...</text:span></text:a></text:p>
          </table:table-cell>
          <table:table-cell table:style-name="Table1.A1" office:value-type="string">
            <text:p text:style-name="P6">РГБ, диссертации</text:p>
          </table:table-cell>
          <table:table-cell table:style-name="Table1.A1" office:value-type="string">
            <text:p text:style-name="P8">0,03%</text:p>
          </table:table-cell>
          <table:table-cell table:style-name="Table1.A1" office:value-type="string">
            <text:p text:style-name="P8">0,1%</text:p>
          </table:table-cell>
          <table:table-cell table:style-name="Table1.A1" office:value-type="string">
            <text:p text:style-name="P7">Общепринятые клише (при разработке и реализации денежно-кредитной политики)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28]</text:span><text:span text:style-name="T5"> </text:span><text:a xlink:type="simple" xlink:href="http://antiplagiat.rudn.ru/ReportSource.aspx?docId=rudn.431.1028120&amp;repNumb=1&amp;srcInd=28&amp;bn=-1#bn-1" office:target-frame-name="_blank" xlink:show="new" text:style-name="ListLabel_20_2" text:visited-style-name="ListLabel_20_2"><text:span text:style-name="T7">Хазова Н.А.Ф41.doc</text:span></text:a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Кольцо вузов</text:p>
          </table:table-cell>
          <table:table-cell table:style-name="Table1.A1" office:value-type="string">
            <text:p text:style-name="P8">0,05%</text:p>
          </table:table-cell>
          <table:table-cell table:style-name="Table1.A1" office:value-type="string">
            <text:p text:style-name="P8">0,1%</text:p>
          </table:table-cell>
          <table:table-cell table:style-name="Table1.A1" office:value-type="string">
            <text:p text:style-name="P7">Статистические данные отчетов (указаны в списке литературы)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29]</text:span><text:span text:style-name="T5"> </text:span><text:a xlink:type="simple" xlink:href="http://antiplagiat.rudn.ru/ReportSource.aspx?docId=rudn.431.1028120&amp;repNumb=1&amp;srcInd=29&amp;bn=-1#bn-1" office:target-frame-name="_blank" xlink:show="new" text:style-name="ListLabel_20_2" text:visited-style-name="ListLabel_20_2"><text:span text:style-name="T7">Деньги. Кредит. Банк...</text:span></text:a></text:p>
          </table:table-cell>
          <table:table-cell table:style-name="Table1.A1" office:value-type="string">
            <text:p text:style-name="P12"><text:a xlink:type="simple" xlink:href="http://elibrary.ru/item.asp?id=24253587" office:target-frame-name="_blank" xlink:show="new" text:style-name="ListLabel_20_2" text:visited-style-name="ListLabel_20_2"><text:span text:style-name="T7">http://elibrary.ru/item.asp?id=24253587</text:span></text:a></text:p>
          </table:table-cell>
          <table:table-cell table:style-name="Table1.A1" office:value-type="string">
            <text:p text:style-name="P6">Elibrary</text:p>
          </table:table-cell>
          <table:table-cell table:style-name="Table1.A1" office:value-type="string">
            <text:p text:style-name="P8">0%</text:p>
          </table:table-cell>
          <table:table-cell table:style-name="Table1.A1" office:value-type="string">
            <text:p text:style-name="P8">0,1%</text:p>
          </table:table-cell>
          <table:table-cell table:style-name="Table1.A1" office:value-type="string">
            <text:p text:style-name="P7">Общепринятые клише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30]</text:span><text:span text:style-name="T5"> </text:span><text:a xlink:type="simple" xlink:href="http://antiplagiat.rudn.ru/ReportSource.aspx?docId=rudn.431.1028120&amp;repNumb=1&amp;srcInd=30&amp;bn=-1#bn-1" office:target-frame-name="_blank" xlink:show="new" text:style-name="ListLabel_20_2" text:visited-style-name="ListLabel_20_2"><text:span text:style-name="T7">скачать</text:span></text:a></text:p>
          </table:table-cell>
          <table:table-cell table:style-name="Table1.A1" office:value-type="string">
            <text:p text:style-name="P12"><text:a xlink:type="simple" xlink:href="http://gendocs.ru/v13694/?download=1" office:target-frame-name="_blank" xlink:show="new" text:style-name="ListLabel_20_2" text:visited-style-name="ListLabel_20_2"><text:span text:style-name="T7">http://gendocs.ru/v13694/?download=1</text:span></text:a></text:p>
          </table:table-cell>
          <table:table-cell table:style-name="Table1.A1" office:value-type="string">
            <text:p text:style-name="P6">Интернет (Антиплагиат)</text:p>
          </table:table-cell>
          <table:table-cell table:style-name="Table1.A1" office:value-type="string">
            <text:p text:style-name="P8">0%</text:p>
          </table:table-cell>
          <table:table-cell table:style-name="Table1.A1" office:value-type="string">
            <text:p text:style-name="P8">0,1%</text:p>
          </table:table-cell>
          <table:table-cell table:style-name="Table1.A1" office:value-type="string">
            <text:p text:style-name="P7">Общепринятые клише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31]</text:span><text:span text:style-name="T5"> </text:span><text:a xlink:type="simple" xlink:href="http://antiplagiat.rudn.ru/ReportSource.aspx?docId=rudn.431.1028120&amp;repNumb=1&amp;srcInd=31&amp;bn=-1#bn-1" office:target-frame-name="_blank" xlink:show="new" text:style-name="ListLabel_20_2" text:visited-style-name="ListLabel_20_2"><text:span text:style-name="T7">rsl01002816140.txt</text:span></text:a></text:p>
          </table:table-cell>
          <table:table-cell table:style-name="Table1.A1" office:value-type="string">
            <text:p text:style-name="P12"><text:a xlink:type="simple" xlink:href="http://dlib.rsl.ru/rsl01002000000/rsl01002816000/rsl01002816140/rsl01002816140.pdf" office:target-frame-name="_blank" xlink:show="new" text:style-name="ListLabel_20_2" text:visited-style-name="ListLabel_20_2"><text:span text:style-name="T7">http://dlib.rsl.ru/rsl01002000000/rsl01002816000/rsl01002816...</text:span></text:a></text:p>
          </table:table-cell>
          <table:table-cell table:style-name="Table1.A1" office:value-type="string">
            <text:p text:style-name="P6">РГБ, диссертации</text:p>
          </table:table-cell>
          <table:table-cell table:style-name="Table1.A1" office:value-type="string">
            <text:p text:style-name="P8">0,03%</text:p>
          </table:table-cell>
          <table:table-cell table:style-name="Table1.A1" office:value-type="string">
            <text:p text:style-name="P8">0,1%</text:p>
          </table:table-cell>
          <table:table-cell table:style-name="Table1.A1" office:value-type="string">
            <text:p text:style-name="P7">Общепринятые клише (по степени независимости центральных банков…)</text:p>
          </table:table-cell>
        </table:table-row>
        <text:soft-page-break/>
        <table:table-row table:style-name="Table1.1">
          <table:table-cell table:style-name="Table1.A1" office:value-type="string">
            <text:p text:style-name="P12"><text:span text:style-name="T4">[32]</text:span><text:span text:style-name="T5"> </text:span><text:a xlink:type="simple" xlink:href="http://antiplagiat.rudn.ru/ReportSource.aspx?docId=rudn.431.1028120&amp;repNumb=1&amp;srcInd=32&amp;bn=-1#bn-1" office:target-frame-name="_blank" xlink:show="new" text:style-name="ListLabel_20_2" text:visited-style-name="ListLabel_20_2"><text:span text:style-name="T7">rsl01007508270.txt</text:span></text:a></text:p>
          </table:table-cell>
          <table:table-cell table:style-name="Table1.A1" office:value-type="string">
            <text:p text:style-name="P12"><text:a xlink:type="simple" xlink:href="http://dlib.rsl.ru/rsl01007000000/rsl01007508000/rsl01007508270/rsl01007508270.pdf" office:target-frame-name="_blank" xlink:show="new" text:style-name="ListLabel_20_2" text:visited-style-name="ListLabel_20_2"><text:span text:style-name="T7">http://dlib.rsl.ru/rsl01007000000/</text:span></text:a><text:a xlink:type="simple" xlink:href="http://dlib.rsl.ru/rsl01007000000/rsl01007508000/rsl01007508270/rsl01007508270.pdf" office:target-frame-name="_blank" xlink:show="new" text:style-name="ListLabel_20_2" text:visited-style-name="ListLabel_20_2"><text:span text:style-name="T7">rsl01007508000/rsl01007508...</text:span></text:a></text:p>
          </table:table-cell>
          <table:table-cell table:style-name="Table1.A1" office:value-type="string">
            <text:p text:style-name="P6">РГБ, диссертации</text:p>
          </table:table-cell>
          <table:table-cell table:style-name="Table1.A1" office:value-type="string">
            <text:p text:style-name="P8">0,02%</text:p>
          </table:table-cell>
          <table:table-cell table:style-name="Table1.A1" office:value-type="string">
            <text:p text:style-name="P8">0,09%</text:p>
          </table:table-cell>
          <table:table-cell table:style-name="Table1.A1" office:value-type="string">
            <text:p text:style-name="P7">Общепринятые клише (описание сути теории М.Фридмана)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33]</text:span><text:span text:style-name="T5"> </text:span><text:a xlink:type="simple" xlink:href="http://antiplagiat.rudn.ru/ReportSource.aspx?docId=rudn.431.1028120&amp;repNumb=1&amp;srcInd=33&amp;bn=-1#bn-1" office:target-frame-name="_blank" xlink:show="new" text:style-name="ListLabel_20_2" text:visited-style-name="ListLabel_20_2"><text:span text:style-name="T7">rsl01005090631.txt</text:span></text:a></text:p>
          </table:table-cell>
          <table:table-cell table:style-name="Table1.A1" office:value-type="string">
            <text:p text:style-name="P12"><text:a xlink:type="simple" xlink:href="http://dlib.rsl.ru/rsl01005000000/rsl01005090000/rsl01005090631/rsl01005090631.pdf" office:target-frame-name="_blank" xlink:show="new" text:style-name="ListLabel_20_2" text:visited-style-name="ListLabel_20_2"><text:span text:style-name="T7">http://dlib.rsl.ru/rsl01005000000/rsl01005090000/rsl01005090...</text:span></text:a></text:p>
          </table:table-cell>
          <table:table-cell table:style-name="Table1.A1" office:value-type="string">
            <text:p text:style-name="P6">РГБ, диссертации</text:p>
          </table:table-cell>
          <table:table-cell table:style-name="Table1.A1" office:value-type="string">
            <text:p text:style-name="P8">0,08%</text:p>
          </table:table-cell>
          <table:table-cell table:style-name="Table1.A1" office:value-type="string">
            <text:p text:style-name="P8">0,09%</text:p>
          </table:table-cell>
          <table:table-cell table:style-name="Table1.A1" office:value-type="string">
            <text:p text:style-name="P7">Общепринятые клише (название Банка России… ставка по кредитам нефинансовым организациям…)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34]</text:span><text:span text:style-name="T5"> </text:span><text:a xlink:type="simple" xlink:href="http://antiplagiat.rudn.ru/ReportSource.aspx?docId=rudn.431.1028120&amp;repNumb=1&amp;srcInd=34&amp;bn=-1#bn-1" office:target-frame-name="_blank" xlink:show="new" text:style-name="ListLabel_20_2" text:visited-style-name="ListLabel_20_2"><text:span text:style-name="T7">Сравнительный анализ...</text:span></text:a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РУДН</text:p>
          </table:table-cell>
          <table:table-cell table:style-name="Table1.A1" office:value-type="string">
            <text:p text:style-name="P8">0,03%</text:p>
          </table:table-cell>
          <table:table-cell table:style-name="Table1.A1" office:value-type="string">
            <text:p text:style-name="P8">0,09%</text:p>
          </table:table-cell>
          <table:table-cell table:style-name="Table1.A1" office:value-type="string">
            <text:p text:style-name="P7">Общепринятые клише (политика государства, направленная на регулирование денег)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35]</text:span><text:span text:style-name="T5"> </text:span><text:a xlink:type="simple" xlink:href="http://antiplagiat.rudn.ru/ReportSource.aspx?docId=rudn.431.1028120&amp;repNumb=1&amp;srcInd=35&amp;bn=-1#bn-1" office:target-frame-name="_blank" xlink:show="new" text:style-name="ListLabel_20_2" text:visited-style-name="ListLabel_20_2"><text:span text:style-name="T7">Юнкевич Иван Владими...</text:span></text:a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Кольцо вузов</text:p>
          </table:table-cell>
          <table:table-cell table:style-name="Table1.A1" office:value-type="string">
            <text:p text:style-name="P8">0,04%</text:p>
          </table:table-cell>
          <table:table-cell table:style-name="Table1.A1" office:value-type="string">
            <text:p text:style-name="P8">0,08%</text:p>
          </table:table-cell>
          <table:table-cell table:style-name="Table1.A1" office:value-type="string">
            <text:p text:style-name="P7">Статистические данные отчетов (указаны в списке литературы)</text:p>
            <text:p text:style-name="P7">Общепринятые клише (норматив обязательного резервирования)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36]</text:span><text:span text:style-name="T5"> </text:span><text:a xlink:type="simple" xlink:href="http://antiplagiat.rudn.ru/ReportSource.aspx?docId=rudn.431.1028120&amp;repNumb=1&amp;srcInd=36&amp;bn=-1#bn-1" office:target-frame-name="_blank" xlink:show="new" text:style-name="ListLabel_20_2" text:visited-style-name="ListLabel_20_2"><text:span text:style-name="T7">rsl01004904805.txt</text:span></text:a></text:p>
          </table:table-cell>
          <table:table-cell table:style-name="Table1.A1" office:value-type="string">
            <text:p text:style-name="P12"><text:a xlink:type="simple" xlink:href="http://dlib.rsl.ru/rsl01004000000/rsl01004904000/rsl01004904805/rsl01004904805.pdf" office:target-frame-name="_blank" xlink:show="new" text:style-name="ListLabel_20_2" text:visited-style-name="ListLabel_20_2"><text:span text:style-name="T7">http://dlib.rsl.ru/rsl01004000000/rsl01004904000/rsl01004904...</text:span></text:a></text:p>
          </table:table-cell>
          <table:table-cell table:style-name="Table1.A1" office:value-type="string">
            <text:p text:style-name="P6">РГБ, диссертации</text:p>
          </table:table-cell>
          <table:table-cell table:style-name="Table1.A1" office:value-type="string">
            <text:p text:style-name="P8">0%</text:p>
          </table:table-cell>
          <table:table-cell table:style-name="Table1.A1" office:value-type="string">
            <text:p text:style-name="P8">0,08%</text:p>
          </table:table-cell>
          <table:table-cell table:style-name="Table1.A1" office:value-type="string">
            <text:p text:style-name="P7">Общепринятые клише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37]</text:span><text:span text:style-name="T5"> </text:span><text:a xlink:type="simple" xlink:href="http://antiplagiat.rudn.ru/ReportSource.aspx?docId=rudn.431.1028120&amp;repNumb=1&amp;srcInd=37&amp;bn=-1#bn-1" office:target-frame-name="_blank" xlink:show="new" text:style-name="ListLabel_20_2" text:visited-style-name="ListLabel_20_2"><text:span text:style-name="T7">Анализ мер и результ...</text:span></text:a></text:p>
          </table:table-cell>
          <table:table-cell table:style-name="Table1.A1" office:value-type="string">
            <text:p text:style-name="P12"><text:a xlink:type="simple" xlink:href="http://elibrary.ru/item.asp?id=22452843" office:target-frame-name="_blank" xlink:show="new" text:style-name="ListLabel_20_2" text:visited-style-name="ListLabel_20_2"><text:span text:style-name="T7">http://elibrary.ru/item.asp?id=22452843</text:span></text:a></text:p>
          </table:table-cell>
          <table:table-cell table:style-name="Table1.A1" office:value-type="string">
            <text:p text:style-name="P6">Elibrary</text:p>
          </table:table-cell>
          <table:table-cell table:style-name="Table1.A1" office:value-type="string">
            <text:p text:style-name="P8">0,08%</text:p>
          </table:table-cell>
          <table:table-cell table:style-name="Table1.A1" office:value-type="string">
            <text:p text:style-name="P8">0,08%</text:p>
          </table:table-cell>
          <table:table-cell table:style-name="Table1.A1" office:value-type="string">
            <text:p text:style-name="P7">Статья Ивановой Ж.Г., имеется в списке литературы, текст оформлен кавычками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38]</text:span><text:span text:style-name="T5"> </text:span><text:a xlink:type="simple" xlink:href="http://antiplagiat.rudn.ru/ReportSource.aspx?docId=rudn.431.1028120&amp;repNumb=1&amp;srcInd=38&amp;bn=-1#bn-1" office:target-frame-name="_blank" xlink:show="new" text:style-name="ListLabel_20_2" text:visited-style-name="ListLabel_20_2"><text:span text:style-name="T7">rsl01003302312.txt</text:span></text:a></text:p>
          </table:table-cell>
          <table:table-cell table:style-name="Table1.A1" office:value-type="string">
            <text:p text:style-name="P12"><text:a xlink:type="simple" xlink:href="http://dlib.rsl.ru/rsl01003000000/rsl01003302000/rsl01003302312/rsl01003302312.pdf" office:target-frame-name="_blank" xlink:show="new" text:style-name="ListLabel_20_2" text:visited-style-name="ListLabel_20_2"><text:span text:style-name="T7">http://dlib.rsl.ru/rsl01003000000/rsl01003302000/rsl01003302...</text:span></text:a></text:p>
          </table:table-cell>
          <table:table-cell table:style-name="Table1.A1" office:value-type="string">
            <text:p text:style-name="P6">РГБ, диссертации</text:p>
          </table:table-cell>
          <table:table-cell table:style-name="Table1.A1" office:value-type="string">
            <text:p text:style-name="P8">0,02%</text:p>
          </table:table-cell>
          <table:table-cell table:style-name="Table1.A1" office:value-type="string">
            <text:p text:style-name="P8">0,08%</text:p>
          </table:table-cell>
          <table:table-cell table:style-name="Table1.A1" office:value-type="string">
            <text:p text:style-name="P7">Общепринятые клише (расширение денежной массы может повысить уровень цен)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39]</text:span><text:span text:style-name="T5"> </text:span><text:a xlink:type="simple" xlink:href="http://antiplagiat.rudn.ru/ReportSource.aspx?docId=rudn.431.1028120&amp;repNumb=1&amp;srcInd=39&amp;bn=-1#bn-1" office:target-frame-name="_blank" xlink:show="new" text:style-name="ListLabel_20_2" text:visited-style-name="ListLabel_20_2"><text:span text:style-name="T7">Бимолданова Гульмира...</text:span></text:a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Кольцо вузов</text:p>
          </table:table-cell>
          <table:table-cell table:style-name="Table1.A1" office:value-type="string">
            <text:p text:style-name="P8">0%</text:p>
          </table:table-cell>
          <table:table-cell table:style-name="Table1.A1" office:value-type="string">
            <text:p text:style-name="P8">0,07%</text:p>
          </table:table-cell>
          <table:table-cell table:style-name="Table1.A1" office:value-type="string">
            <text:p text:style-name="P7">Общепринятые клише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40]</text:span><text:span text:style-name="T5"> </text:span><text:a xlink:type="simple" xlink:href="http://antiplagiat.rudn.ru/ReportSource.aspx?docId=rudn.431.1028120&amp;repNumb=1&amp;srcInd=40&amp;bn=-1#bn-1" office:target-frame-name="_blank" xlink:show="new" text:style-name="ListLabel_20_2" text:visited-style-name="ListLabel_20_2"><text:span text:style-name="T7">Годовой отчет Банка ...</text:span></text:a></text:p>
          </table:table-cell>
          <table:table-cell table:style-name="Table1.A1" office:value-type="string">
            <text:p text:style-name="P12"><text:a xlink:type="simple" xlink:href="http://www.cbr.ru:80/publ/God/ar_2011.pdf" office:target-frame-name="_blank" xlink:show="new" text:style-name="ListLabel_20_2" text:visited-style-name="ListLabel_20_2"><text:span text:style-name="T7">http://www.cbr.ru:80/publ/God/ar_2011.pdf</text:span></text:a></text:p>
          </table:table-cell>
          <table:table-cell table:style-name="Table1.A1" office:value-type="string">
            <text:p text:style-name="P6">Интернет (Антиплагиат)</text:p>
          </table:table-cell>
          <table:table-cell table:style-name="Table1.A1" office:value-type="string">
            <text:p text:style-name="P8">0,02%</text:p>
          </table:table-cell>
          <table:table-cell table:style-name="Table1.A1" office:value-type="string">
            <text:p text:style-name="P8">0,07%</text:p>
          </table:table-cell>
          <table:table-cell table:style-name="Table1.A1" office:value-type="string">
            <text:p text:style-name="P7">Данные отчета ЦБР (указан в списке литературы)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41]</text:span><text:span text:style-name="T5"> </text:span><text:a xlink:type="simple" xlink:href="http://antiplagiat.rudn.ru/ReportSource.aspx?docId=rudn.431.1028120&amp;repNumb=1&amp;srcInd=41&amp;bn=-1#bn-1" office:target-frame-name="_blank" xlink:show="new" text:style-name="ListLabel_20_2" text:visited-style-name="ListLabel_20_2"><text:span text:style-name="T7">rsl01004075650.txt</text:span></text:a></text:p>
          </table:table-cell>
          <table:table-cell table:style-name="Table1.A1" office:value-type="string">
            <text:p text:style-name="P12"><text:a xlink:type="simple" xlink:href="http://dlib.rsl.ru/rsl01004000000/rsl01004075000/rsl01004075650/rsl01004075650.pdf" office:target-frame-name="_blank" xlink:show="new" text:style-name="ListLabel_20_2" text:visited-style-name="ListLabel_20_2"><text:span text:style-name="T7">http://dlib.rsl.ru/rsl01004000000/rsl01004075000/rsl01004075...</text:span></text:a></text:p>
          </table:table-cell>
          <table:table-cell table:style-name="Table1.A1" office:value-type="string">
            <text:p text:style-name="P6">РГБ, диссертации</text:p>
          </table:table-cell>
          <table:table-cell table:style-name="Table1.A1" office:value-type="string">
            <text:p text:style-name="P8">0,02%</text:p>
          </table:table-cell>
          <table:table-cell table:style-name="Table1.A1" office:value-type="string">
            <text:p text:style-name="P8">0,07%</text:p>
          </table:table-cell>
          <table:table-cell table:style-name="Table1.A1" office:value-type="string">
            <text:p text:style-name="P7">Общепринятые клише (расширение денежной массы может повысить уровень цен)</text:p>
            <text:p text:style-name="P13"><text:span text:style-name="T6">Статья Дж. де Броуер и Дж. О’Риган</text:span><text:span text:style-name="T5">, имеется в списке литературы, текст оформлен кавычками</text:span>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42]</text:span><text:span text:style-name="T5"> </text:span><text:a xlink:type="simple" xlink:href="http://antiplagiat.rudn.ru/ReportSource.aspx?docId=rudn.431.1028120&amp;repNumb=1&amp;srcInd=42&amp;bn=-1#bn-1" office:target-frame-name="_blank" xlink:show="new" text:style-name="ListLabel_20_2" text:visited-style-name="ListLabel_20_2"><text:span text:style-name="T7">Источник 42</text:span></text:a></text:p>
          </table:table-cell>
          <table:table-cell table:style-name="Table1.A1" office:value-type="string">
            <text:p text:style-name="P12"><text:a xlink:type="simple" xlink:href="http://www.iep.ru/files/text/trends/2007/2007.pdf" office:target-frame-name="_blank" xlink:show="new" text:style-name="ListLabel_20_2" text:visited-style-name="ListLabel_20_2"><text:span text:style-name="T7">http://www.iep.ru/files/text/trends/2007/2007.pdf</text:span></text:a></text:p>
          </table:table-cell>
          <table:table-cell table:style-name="Table1.A1" office:value-type="string">
            <text:p text:style-name="P6">Интернет (Антиплагиат)</text:p>
          </table:table-cell>
          <table:table-cell table:style-name="Table1.A1" office:value-type="string">
            <text:p text:style-name="P8">0,03%</text:p>
          </table:table-cell>
          <table:table-cell table:style-name="Table1.A1" office:value-type="string">
            <text:p text:style-name="P8">0,07%</text:p>
          </table:table-cell>
          <table:table-cell table:style-name="Table1.A1" office:value-type="string">
            <text:p text:style-name="P7">Статистические данные отчетов (указаны в списке литературы)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43]</text:span><text:span text:style-name="T5"> </text:span><text:a xlink:type="simple" xlink:href="http://antiplagiat.rudn.ru/ReportSource.aspx?docId=rudn.431.1028120&amp;repNumb=1&amp;srcInd=43&amp;bn=-1#bn-1" office:target-frame-name="_blank" xlink:show="new" text:style-name="ListLabel_20_2" text:visited-style-name="ListLabel_20_2"><text:span text:style-name="T7">rsl01005094375.txt</text:span></text:a></text:p>
          </table:table-cell>
          <table:table-cell table:style-name="Table1.A1" office:value-type="string">
            <text:p text:style-name="P12"><text:a xlink:type="simple" xlink:href="http://dlib.rsl.ru/rsl01005000000/rsl01005094000/rsl01005094375/rsl01005094375.pdf" office:target-frame-name="_blank" xlink:show="new" text:style-name="ListLabel_20_2" text:visited-style-name="ListLabel_20_2"><text:span text:style-name="T7">http://dlib.rsl.ru/rsl01005000000/rsl01005094000/rsl01005094...</text:span></text:a></text:p>
          </table:table-cell>
          <table:table-cell table:style-name="Table1.A1" office:value-type="string">
            <text:p text:style-name="P6">РГБ, диссертации</text:p>
          </table:table-cell>
          <table:table-cell table:style-name="Table1.A1" office:value-type="string">
            <text:p text:style-name="P8">0,02%</text:p>
          </table:table-cell>
          <table:table-cell table:style-name="Table1.A1" office:value-type="string">
            <text:p text:style-name="P8">0,06%</text:p>
          </table:table-cell>
          <table:table-cell table:style-name="Table1.A1" office:value-type="string">
            <text:p text:style-name="P7">Общепринятые клише (описание формулы монетарной теории)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44]</text:span><text:span text:style-name="T5"> </text:span><text:a xlink:type="simple" xlink:href="http://antiplagiat.rudn.ru/ReportSource.aspx?docId=rudn.431.1028120&amp;repNumb=1&amp;srcInd=44&amp;bn=-1#bn-1" office:target-frame-name="_blank" xlink:show="new" text:style-name="ListLabel_20_2" text:visited-style-name="ListLabel_20_2"><text:span text:style-name="T7">ПРАВИЛА </text:span></text:a><text:soft-page-break/><text:a xlink:type="simple" xlink:href="http://antiplagiat.rudn.ru/ReportSource.aspx?docId=rudn.431.1028120&amp;repNumb=1&amp;srcInd=44&amp;bn=-1#bn-1" office:target-frame-name="_blank" xlink:show="new" text:style-name="ListLabel_20_2" text:visited-style-name="ListLabel_20_2"><text:span text:style-name="T7">ДЕНЕЖНО-КРЕД...</text:span></text:a></text:p>
          </table:table-cell>
          <table:table-cell table:style-name="Table1.A1" office:value-type="string">
            <text:p text:style-name="P12"><text:a xlink:type="simple" xlink:href="http://elibrary.ru/item.asp?id=9612289" office:target-frame-name="_blank" xlink:show="new" text:style-name="ListLabel_20_2" text:visited-style-name="ListLabel_20_2"><text:span text:style-name="T7">http://elibrary.ru/item.asp?id=9612289</text:span></text:a></text:p>
          </table:table-cell>
          <table:table-cell table:style-name="Table1.A1" office:value-type="string">
            <text:p text:style-name="P6">Elibrary</text:p>
          </table:table-cell>
          <table:table-cell table:style-name="Table1.A1" office:value-type="string">
            <text:p text:style-name="P8">0,03%</text:p>
          </table:table-cell>
          <table:table-cell table:style-name="Table1.A1" office:value-type="string">
            <text:p text:style-name="P8">0,06%</text:p>
          </table:table-cell>
          <table:table-cell table:style-name="Table1.A1" office:value-type="string">
            <text:p text:style-name="P13"><text:span text:style-name="T6">Статья М.Фридмана</text:span><text:span text:style-name="T5">, имеется в </text:span><text:soft-page-break/><text:span text:style-name="T5">списке литературы, текст оформлен кавычками</text:span>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45]</text:span><text:span text:style-name="T5"> </text:span><text:a xlink:type="simple" xlink:href="http://antiplagiat.rudn.ru/ReportSource.aspx?docId=rudn.431.1028120&amp;repNumb=1&amp;srcInd=45&amp;bn=-1#bn-1" office:target-frame-name="_blank" xlink:show="new" text:style-name="ListLabel_20_2" text:visited-style-name="ListLabel_20_2"><text:span text:style-name="T7">rsl01004301614.txt</text:span></text:a></text:p>
          </table:table-cell>
          <table:table-cell table:style-name="Table1.A1" office:value-type="string">
            <text:p text:style-name="P12"><text:a xlink:type="simple" xlink:href="http://dlib.rsl.ru/rsl01004000000/rsl01004301000/rsl01004301614/rsl01004301614.pdf" office:target-frame-name="_blank" xlink:show="new" text:style-name="ListLabel_20_2" text:visited-style-name="ListLabel_20_2"><text:span text:style-name="T7">http://dlib.rsl.ru/rsl01004000000/rsl01004301000/rsl01004301...</text:span></text:a></text:p>
          </table:table-cell>
          <table:table-cell table:style-name="Table1.A1" office:value-type="string">
            <text:p text:style-name="P6">РГБ, диссертации</text:p>
          </table:table-cell>
          <table:table-cell table:style-name="Table1.A1" office:value-type="string">
            <text:p text:style-name="P8">0,01%</text:p>
          </table:table-cell>
          <table:table-cell table:style-name="Table1.A1" office:value-type="string">
            <text:p text:style-name="P8">0,06%</text:p>
          </table:table-cell>
          <table:table-cell table:style-name="Table1.A1" office:value-type="string">
            <text:p text:style-name="P7">Общепринятые клише (финансовой системы РФ)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46]</text:span><text:span text:style-name="T5"> </text:span><text:a xlink:type="simple" xlink:href="http://antiplagiat.rudn.ru/ReportSource.aspx?docId=rudn.431.1028120&amp;repNumb=1&amp;srcInd=46&amp;bn=-1#bn-1" office:target-frame-name="_blank" xlink:show="new" text:style-name="ListLabel_20_2" text:visited-style-name="ListLabel_20_2"><text:span text:style-name="T7">Российская экономика...</text:span></text:a></text:p>
          </table:table-cell>
          <table:table-cell table:style-name="Table1.A1" office:value-type="string">
            <text:p text:style-name="P12"><text:a xlink:type="simple" xlink:href="http://elibrary.ru/item.asp?id=23951004" office:target-frame-name="_blank" xlink:show="new" text:style-name="ListLabel_20_2" text:visited-style-name="ListLabel_20_2"><text:span text:style-name="T7">http://elibrary.ru/item.asp?id=23951004</text:span></text:a></text:p>
          </table:table-cell>
          <table:table-cell table:style-name="Table1.A1" office:value-type="string">
            <text:p text:style-name="P6">Elibrary</text:p>
          </table:table-cell>
          <table:table-cell table:style-name="Table1.A1" office:value-type="string">
            <text:p text:style-name="P8">0,02%</text:p>
          </table:table-cell>
          <table:table-cell table:style-name="Table1.A1" office:value-type="string">
            <text:p text:style-name="P8">0,06%</text:p>
          </table:table-cell>
          <table:table-cell table:style-name="Table1.A1" office:value-type="string">
            <text:p text:style-name="P13"><text:span text:style-name="T5">Общепринятые клише (</text:span><text:a xlink:type="simple" xlink:href="javascript://" office:target-frame-name="Цитируемость: 100%" xlink:show="replace" text:style-name="ListLabel_20_3" text:visited-style-name="ListLabel_20_3"><text:span text:style-name="T8">операционного интервала допустимых значений </text:span></text:a><text:a xlink:type="simple" xlink:href="javascript://" office:target-frame-name="Цитируемость: 100%" xlink:show="replace" text:style-name="ListLabel_20_3" text:visited-style-name="ListLabel_20_3"><text:span text:style-name="T8">стоимости бивалютной корзины</text:span></text:a><text:span text:style-name="T5">)</text:span>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47]</text:span><text:span text:style-name="T5"> </text:span><text:a xlink:type="simple" xlink:href="http://antiplagiat.rudn.ru/ReportSource.aspx?docId=rudn.431.1028120&amp;repNumb=1&amp;srcInd=47&amp;bn=-1#bn-1" office:target-frame-name="_blank" xlink:show="new" text:style-name="ListLabel_20_2" text:visited-style-name="ListLabel_20_2"><text:span text:style-name="T7">rsl01003416394.txt</text:span></text:a></text:p>
          </table:table-cell>
          <table:table-cell table:style-name="Table1.A1" office:value-type="string">
            <text:p text:style-name="P12"><text:a xlink:type="simple" xlink:href="http://dlib.rsl.ru/rsl01003000000/rsl01003416000/rsl01003416394/rsl01003416394.pdf" office:target-frame-name="_blank" xlink:show="new" text:style-name="ListLabel_20_2" text:visited-style-name="ListLabel_20_2"><text:span text:style-name="T7">http://dlib.rsl.ru/rsl01003000000/rsl01003416000/rsl01003416...</text:span></text:a></text:p>
          </table:table-cell>
          <table:table-cell table:style-name="Table1.A1" office:value-type="string">
            <text:p text:style-name="P6">РГБ, диссертации</text:p>
          </table:table-cell>
          <table:table-cell table:style-name="Table1.A1" office:value-type="string">
            <text:p text:style-name="P8">0,01%</text:p>
          </table:table-cell>
          <table:table-cell table:style-name="Table1.A1" office:value-type="string">
            <text:p text:style-name="P8">0,05%</text:p>
          </table:table-cell>
          <table:table-cell table:style-name="Table1.A1" office:value-type="string">
            <text:p text:style-name="P7">Статистические данные отчетов (указаны в списке литературы)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48]</text:span><text:span text:style-name="T5"> </text:span><text:a xlink:type="simple" xlink:href="http://antiplagiat.rudn.ru/ReportSource.aspx?docId=rudn.431.1028120&amp;repNumb=1&amp;srcInd=48&amp;bn=-1#bn-1" office:target-frame-name="_blank" xlink:show="new" text:style-name="ListLabel_20_2" text:visited-style-name="ListLabel_20_2"><text:span text:style-name="T7">ОСНОВНЫЕ НАПРАВЛЕНИЯ...</text:span></text:a></text:p>
          </table:table-cell>
          <table:table-cell table:style-name="Table1.A1" office:value-type="string">
            <text:p text:style-name="P12"><text:a xlink:type="simple" xlink:href="http://online.lexpro.ru/document/108781" office:target-frame-name="_blank" xlink:show="new" text:style-name="ListLabel_20_2" text:visited-style-name="ListLabel_20_2"><text:span text:style-name="T7">http://online.lexpro.ru/document/108781</text:span></text:a></text:p>
          </table:table-cell>
          <table:table-cell table:style-name="Table1.A1" office:value-type="string">
            <text:p text:style-name="P6">Коллекция юридических документов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,05%</text:p>
          </table:table-cell>
          <table:table-cell table:style-name="Table1.A1" office:value-type="string">
            <text:p text:style-name="P7">Общепринятые клише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49]</text:span><text:span text:style-name="T5"> </text:span><text:a xlink:type="simple" xlink:href="http://antiplagiat.rudn.ru/ReportSource.aspx?docId=rudn.431.1028120&amp;repNumb=1&amp;srcInd=49&amp;bn=-1#bn-1" office:target-frame-name="_blank" xlink:show="new" text:style-name="ListLabel_20_2" text:visited-style-name="ListLabel_20_2"><text:span text:style-name="T7">О ПРОЕКТЕ РЕШЕНИЯ СО...</text:span></text:a></text:p>
          </table:table-cell>
          <table:table-cell table:style-name="Table1.A1" office:value-type="string">
            <text:p text:style-name="P12"><text:a xlink:type="simple" xlink:href="http://online.lexpro.ru/document/23761049" office:target-frame-name="_blank" xlink:show="new" text:style-name="ListLabel_20_2" text:visited-style-name="ListLabel_20_2"><text:span text:style-name="T7">http://online.lexpro.ru/document/23761049</text:span></text:a></text:p>
          </table:table-cell>
          <table:table-cell table:style-name="Table1.A1" office:value-type="string">
            <text:p text:style-name="P6">Коллекция юридических документов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,05%</text:p>
          </table:table-cell>
          <table:table-cell table:style-name="Table1.A1" office:value-type="string">
            <text:p text:style-name="P7">Общепринятые клише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50]</text:span><text:span text:style-name="T5"> </text:span><text:a xlink:type="simple" xlink:href="http://antiplagiat.rudn.ru/ReportSource.aspx?docId=rudn.431.1028120&amp;repNumb=1&amp;srcInd=50&amp;bn=-1#bn-1" office:target-frame-name="_blank" xlink:show="new" text:style-name="ListLabel_20_2" text:visited-style-name="ListLabel_20_2"><text:span text:style-name="T7">Трансмиссионный меха...</text:span></text:a></text:p>
          </table:table-cell>
          <table:table-cell table:style-name="Table1.A1" office:value-type="string">
            <text:p text:style-name="P12"><text:a xlink:type="simple" xlink:href="http://elibrary.ru/item.asp?id=15193312" office:target-frame-name="_blank" xlink:show="new" text:style-name="ListLabel_20_2" text:visited-style-name="ListLabel_20_2"><text:span text:style-name="T7">http://elibrary.ru/item.asp?id=15193312</text:span></text:a></text:p>
          </table:table-cell>
          <table:table-cell table:style-name="Table1.A1" office:value-type="string">
            <text:p text:style-name="P6">Elibrary</text:p>
          </table:table-cell>
          <table:table-cell table:style-name="Table1.A1" office:value-type="string">
            <text:p text:style-name="P8">0,02%</text:p>
          </table:table-cell>
          <table:table-cell table:style-name="Table1.A1" office:value-type="string">
            <text:p text:style-name="P8">0,05%</text:p>
          </table:table-cell>
          <table:table-cell table:style-name="Table1.A1" office:value-type="string">
            <text:p text:style-name="P7">Научная статья Кондратова Д.И. имеется в списке литературы, текст оформлен в кавычках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51]</text:span><text:span text:style-name="T5"> </text:span><text:a xlink:type="simple" xlink:href="http://antiplagiat.rudn.ru/ReportSource.aspx?docId=rudn.431.1028120&amp;repNumb=1&amp;srcInd=51&amp;bn=-1#bn-1" office:target-frame-name="_blank" xlink:show="new" text:style-name="ListLabel_20_2" text:visited-style-name="ListLabel_20_2"><text:span text:style-name="T7">С банковской системо...</text:span></text:a></text:p>
          </table:table-cell>
          <table:table-cell table:style-name="Table1.A1" office:value-type="string">
            <text:p text:style-name="P12"><text:a xlink:type="simple" xlink:href="http://elibrary.ru/item.asp?id=10339917" office:target-frame-name="_blank" xlink:show="new" text:style-name="ListLabel_20_2" text:visited-style-name="ListLabel_20_2"><text:span text:style-name="T7">http://elibrary.ru/item.asp?id=10339917</text:span></text:a></text:p>
          </table:table-cell>
          <table:table-cell table:style-name="Table1.A1" office:value-type="string">
            <text:p text:style-name="P6">Elibrary</text:p>
          </table:table-cell>
          <table:table-cell table:style-name="Table1.A1" office:value-type="string">
            <text:p text:style-name="P8">0,03%</text:p>
          </table:table-cell>
          <table:table-cell table:style-name="Table1.A1" office:value-type="string">
            <text:p text:style-name="P8">0,05%</text:p>
          </table:table-cell>
          <table:table-cell table:style-name="Table1.A1" office:value-type="string">
            <text:p text:style-name="P7">Статистические данные отчетов (указаны в списке литературы)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52]</text:span><text:span text:style-name="T5"> </text:span><text:a xlink:type="simple" xlink:href="http://antiplagiat.rudn.ru/ReportSource.aspx?docId=rudn.431.1028120&amp;repNumb=1&amp;srcInd=52&amp;bn=-1#bn-1" office:target-frame-name="_blank" xlink:show="new" text:style-name="ListLabel_20_2" text:visited-style-name="ListLabel_20_2"><text:span text:style-name="T7">rsl01003010676.txt</text:span></text:a></text:p>
          </table:table-cell>
          <table:table-cell table:style-name="Table1.A1" office:value-type="string">
            <text:p text:style-name="P12"><text:a xlink:type="simple" xlink:href="http://dlib.rsl.ru/rsl01003000000/rsl01003010000/rsl01003010676/rsl01003010676.pdf" office:target-frame-name="_blank" xlink:show="new" text:style-name="ListLabel_20_2" text:visited-style-name="ListLabel_20_2"><text:span text:style-name="T7">http://dlib.rsl.ru/rsl01003000000/rsl01003010000/rsl01003010...</text:span></text:a></text:p>
          </table:table-cell>
          <table:table-cell table:style-name="Table1.A1" office:value-type="string">
            <text:p text:style-name="P6">РГБ, диссертации</text:p>
          </table:table-cell>
          <table:table-cell table:style-name="Table1.A1" office:value-type="string">
            <text:p text:style-name="P8">0,05%</text:p>
          </table:table-cell>
          <table:table-cell table:style-name="Table1.A1" office:value-type="string">
            <text:p text:style-name="P8">0,05%</text:p>
          </table:table-cell>
          <table:table-cell table:style-name="Table1.A1" office:value-type="string">
            <text:p text:style-name="P7">Общепринятые клише (Источник: Составлено автором на основе годовых отчетов)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53]</text:span><text:span text:style-name="T5"> </text:span><text:a xlink:type="simple" xlink:href="http://antiplagiat.rudn.ru/ReportSource.aspx?docId=rudn.431.1028120&amp;repNumb=1&amp;srcInd=53&amp;bn=-1#bn-1" office:target-frame-name="_blank" xlink:show="new" text:style-name="ListLabel_20_2" text:visited-style-name="ListLabel_20_2"><text:span text:style-name="T7">rsl01005090979.txt</text:span></text:a></text:p>
          </table:table-cell>
          <table:table-cell table:style-name="Table1.A1" office:value-type="string">
            <text:p text:style-name="P12"><text:a xlink:type="simple" xlink:href="http://dlib.rsl.ru/rsl01005000000/rsl01005090000/rsl01005090979/rsl01005090979.pdf" office:target-frame-name="_blank" xlink:show="new" text:style-name="ListLabel_20_2" text:visited-style-name="ListLabel_20_2"><text:span text:style-name="T7">http://dlib.rsl.ru/rsl01005000000/rsl01005090000/rsl01005090...</text:span></text:a></text:p>
          </table:table-cell>
          <table:table-cell table:style-name="Table1.A1" office:value-type="string">
            <text:p text:style-name="P6">РГБ, диссертации</text:p>
          </table:table-cell>
          <table:table-cell table:style-name="Table1.A1" office:value-type="string">
            <text:p text:style-name="P8">0%</text:p>
          </table:table-cell>
          <table:table-cell table:style-name="Table1.A1" office:value-type="string">
            <text:p text:style-name="P8">0,04%</text:p>
          </table:table-cell>
          <table:table-cell table:style-name="Table1.A1" office:value-type="string">
            <text:p text:style-name="P7">Общепринятые клише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54]</text:span><text:span text:style-name="T5"> </text:span><text:a xlink:type="simple" xlink:href="http://antiplagiat.rudn.ru/ReportSource.aspx?docId=rudn.431.1028120&amp;repNumb=1&amp;srcInd=54&amp;bn=-1#bn-1" office:target-frame-name="_blank" xlink:show="new" text:style-name="ListLabel_20_2" text:visited-style-name="ListLabel_20_2"><text:span text:style-name="T7">Основные направления...</text:span></text:a></text:p>
          </table:table-cell>
          <table:table-cell table:style-name="Table1.A1" office:value-type="string">
            <text:p text:style-name="P12"><text:a xlink:type="simple" xlink:href="http://elibrary.ru/item.asp?id=17108645" office:target-frame-name="_blank" xlink:show="new" text:style-name="ListLabel_20_2" text:visited-style-name="ListLabel_20_2"><text:span text:style-name="T7">http://elibrary.ru/item.asp?id=17108645</text:span></text:a></text:p>
          </table:table-cell>
          <table:table-cell table:style-name="Table1.A1" office:value-type="string">
            <text:p text:style-name="P6">Elibrary</text:p>
          </table:table-cell>
          <table:table-cell table:style-name="Table1.A1" office:value-type="string">
            <text:p text:style-name="P8">0,04%</text:p>
          </table:table-cell>
          <table:table-cell table:style-name="Table1.A1" office:value-type="string">
            <text:p text:style-name="P8">0,04%</text:p>
          </table:table-cell>
          <table:table-cell table:style-name="Table1.A1" office:value-type="string">
            <text:p text:style-name="P7">Общепринятые клише (по рублевым кредитам на срок до 1 года)</text:p>
            <text:p text:style-name="P7">Статистические данные отчетов (указаны в списке литературы)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55]</text:span><text:span text:style-name="T5"> </text:span><text:a xlink:type="simple" xlink:href="http://antiplagiat.rudn.ru/ReportSource.aspx?docId=rudn.431.1028120&amp;repNumb=1&amp;srcInd=55&amp;bn=-1#bn-1" office:target-frame-name="_blank" xlink:show="new" text:style-name="ListLabel_20_2" text:visited-style-name="ListLabel_20_2"><text:span text:style-name="T7">12-Деньги, кредит, б...</text:span></text:a></text:p>
          </table:table-cell>
          <table:table-cell table:style-name="Table1.A1" office:value-type="string">
            <text:p text:style-name="P12"><text:a xlink:type="simple" xlink:href="http://lib.rfei.ru/system/12/12-Деньги,%20кредит,%20банки%20%28основной%20учебник%29.pdf" office:target-frame-name="_blank" xlink:show="new" text:style-name="ListLabel_20_2" text:visited-style-name="ListLabel_20_2"><text:span text:style-name="T7">http://lib.rfei.ru/system/12/12-%D0%94%D0%B5%D0%BD%D1%8C%D0%...</text:span></text:a></text:p>
          </table:table-cell>
          <table:table-cell table:style-name="Table1.A1" office:value-type="string">
            <text:p text:style-name="P6">Интернет (Антиплагиат)</text:p>
          </table:table-cell>
          <table:table-cell table:style-name="Table1.A1" office:value-type="string">
            <text:p text:style-name="P8">0%</text:p>
          </table:table-cell>
          <table:table-cell table:style-name="Table1.A1" office:value-type="string">
            <text:p text:style-name="P8">0,04%</text:p>
          </table:table-cell>
          <table:table-cell table:style-name="Table1.A1" office:value-type="string">
            <text:p text:style-name="P7">Общепринятые клише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56]</text:span><text:span text:style-name="T5"> </text:span><text:a xlink:type="simple" xlink:href="http://antiplagiat.rudn.ru/ReportSource.aspx?docId=rudn.431.1028120&amp;repNumb=1&amp;srcInd=56&amp;bn=-1#bn-1" office:target-frame-name="_blank" xlink:show="new" text:style-name="ListLabel_20_2" text:visited-style-name="ListLabel_20_2"><text:span text:style-name="T7">Источник 56</text:span></text:a></text:p>
          </table:table-cell>
          <table:table-cell table:style-name="Table1.A1" office:value-type="string">
            <text:p text:style-name="P12"><text:a xlink:type="simple" xlink:href="http://www.hse.ru/data/2012/03/11/1266381125/Макроэкономика.%20Учебник%20для%20бакалавров.pdf" office:target-frame-name="_blank" xlink:show="new" text:style-name="ListLabel_20_2" text:visited-style-name="ListLabel_20_2"><text:span text:style-name="T7">http://www.hse.ru/data/2012/03/11/1266381125/%D0%9C</text:span></text:a><text:soft-page-break/><text:a xlink:type="simple" xlink:href="http://www.hse.ru/data/2012/03/11/1266381125/Макроэкономика.%20Учебник%20для%20бакалавров.pdf" office:target-frame-name="_blank" xlink:show="new" text:style-name="ListLabel_20_2" text:visited-style-name="ListLabel_20_2"><text:span text:style-name="T7">%D0%B0%D0...</text:span></text:a></text:p>
          </table:table-cell>
          <table:table-cell table:style-name="Table1.A1" office:value-type="string">
            <text:p text:style-name="P6">Интернет (Антиплагиат)</text:p>
          </table:table-cell>
          <table:table-cell table:style-name="Table1.A1" office:value-type="string">
            <text:p text:style-name="P8">0%</text:p>
          </table:table-cell>
          <table:table-cell table:style-name="Table1.A1" office:value-type="string">
            <text:p text:style-name="P8">0,04%</text:p>
          </table:table-cell>
          <table:table-cell table:style-name="Table1.A1" office:value-type="string">
            <text:p text:style-name="P7">Общепринятые клише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57]</text:span><text:span text:style-name="T5"> </text:span><text:a xlink:type="simple" xlink:href="http://antiplagiat.rudn.ru/ReportSource.aspx?docId=rudn.431.1028120&amp;repNumb=1&amp;srcInd=57&amp;bn=-1#bn-1" office:target-frame-name="_blank" xlink:show="new" text:style-name="ListLabel_20_2" text:visited-style-name="ListLabel_20_2"><text:span text:style-name="T7">rsl01002739634.txt</text:span></text:a></text:p>
          </table:table-cell>
          <table:table-cell table:style-name="Table1.A1" office:value-type="string">
            <text:p text:style-name="P12"><text:a xlink:type="simple" xlink:href="http://dlib.rsl.ru/rsl01002000000/rsl01002739000/rsl01002739634/rsl01002739634.pdf" office:target-frame-name="_blank" xlink:show="new" text:style-name="ListLabel_20_2" text:visited-style-name="ListLabel_20_2"><text:span text:style-name="T7">http://dlib.rsl.ru/rsl01002000000/rsl01002739000/rsl01002739...</text:span></text:a></text:p>
          </table:table-cell>
          <table:table-cell table:style-name="Table1.A1" office:value-type="string">
            <text:p text:style-name="P6">РГБ, диссертации</text:p>
          </table:table-cell>
          <table:table-cell table:style-name="Table1.A1" office:value-type="string">
            <text:p text:style-name="P8">0%</text:p>
          </table:table-cell>
          <table:table-cell table:style-name="Table1.A1" office:value-type="string">
            <text:p text:style-name="P8">0,04%</text:p>
          </table:table-cell>
          <table:table-cell table:style-name="Table1.A1" office:value-type="string">
            <text:p text:style-name="P7">Общепринятые клише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58]</text:span><text:span text:style-name="T5"> </text:span><text:a xlink:type="simple" xlink:href="http://antiplagiat.rudn.ru/ReportSource.aspx?docId=rudn.431.1028120&amp;repNumb=1&amp;srcInd=58&amp;bn=-1#bn-1" office:target-frame-name="_blank" xlink:show="new" text:style-name="ListLabel_20_2" text:visited-style-name="ListLabel_20_2"><text:span text:style-name="T7">Российская экономика...</text:span></text:a></text:p>
          </table:table-cell>
          <table:table-cell table:style-name="Table1.A1" office:value-type="string">
            <text:p text:style-name="P12"><text:a xlink:type="simple" xlink:href="http://elibrary.ru/item.asp?id=23842176" office:target-frame-name="_blank" xlink:show="new" text:style-name="ListLabel_20_2" text:visited-style-name="ListLabel_20_2"><text:span text:style-name="T7">http://elibrary.ru/item.asp?id=23842176</text:span></text:a></text:p>
          </table:table-cell>
          <table:table-cell table:style-name="Table1.A1" office:value-type="string">
            <text:p text:style-name="P6">Elibrary</text:p>
          </table:table-cell>
          <table:table-cell table:style-name="Table1.A1" office:value-type="string">
            <text:p text:style-name="P8">0,01%</text:p>
          </table:table-cell>
          <table:table-cell table:style-name="Table1.A1" office:value-type="string">
            <text:p text:style-name="P8">0,04%</text:p>
          </table:table-cell>
          <table:table-cell table:style-name="Table1.A1" office:value-type="string">
            <text:p text:style-name="P7">Статистические данные отчетов (указаны в списке литературы)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59]</text:span><text:span text:style-name="T5"> </text:span><text:a xlink:type="simple" xlink:href="http://antiplagiat.rudn.ru/ReportSource.aspx?docId=rudn.431.1028120&amp;repNumb=1&amp;srcInd=59&amp;bn=-1#bn-1" office:target-frame-name="_blank" xlink:show="new" text:style-name="ListLabel_20_2" text:visited-style-name="ListLabel_20_2"><text:span text:style-name="T7">Читать далее</text:span></text:a></text:p>
          </table:table-cell>
          <table:table-cell table:style-name="Table1.A1" office:value-type="string">
            <text:p text:style-name="P12"><text:a xlink:type="simple" xlink:href="http://www.intelros.ru/pdf/doklad_kir.pdf" office:target-frame-name="_blank" xlink:show="new" text:style-name="ListLabel_20_2" text:visited-style-name="ListLabel_20_2"><text:span text:style-name="T7">http://www.intelros.ru/pdf/doklad_kir.pdf</text:span></text:a></text:p>
          </table:table-cell>
          <table:table-cell table:style-name="Table1.A1" office:value-type="string">
            <text:p text:style-name="P6">Интернет (Антиплагиат)</text:p>
          </table:table-cell>
          <table:table-cell table:style-name="Table1.A1" office:value-type="string">
            <text:p text:style-name="P8">0%</text:p>
          </table:table-cell>
          <table:table-cell table:style-name="Table1.A1" office:value-type="string">
            <text:p text:style-name="P8">0,04%</text:p>
          </table:table-cell>
          <table:table-cell table:style-name="Table1.A1" office:value-type="string">
            <text:p text:style-name="P7">Общепринятые клише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60]</text:span><text:span text:style-name="T5"> </text:span><text:a xlink:type="simple" xlink:href="http://antiplagiat.rudn.ru/ReportSource.aspx?docId=rudn.431.1028120&amp;repNumb=1&amp;srcInd=60&amp;bn=-1#bn-1" office:target-frame-name="_blank" xlink:show="new" text:style-name="ListLabel_20_2" text:visited-style-name="ListLabel_20_2"><text:span text:style-name="T7">Основные направления...</text:span></text:a></text:p>
          </table:table-cell>
          <table:table-cell table:style-name="Table1.A1" office:value-type="string">
            <text:p text:style-name="P12"><text:a xlink:type="simple" xlink:href="http://elibrary.ru/item.asp?id=12448229" office:target-frame-name="_blank" xlink:show="new" text:style-name="ListLabel_20_2" text:visited-style-name="ListLabel_20_2"><text:span text:style-name="T7">http://elibrary.ru/item.asp?id=12448229</text:span></text:a></text:p>
          </table:table-cell>
          <table:table-cell table:style-name="Table1.A1" office:value-type="string">
            <text:p text:style-name="P6">Elibrary</text:p>
          </table:table-cell>
          <table:table-cell table:style-name="Table1.A1" office:value-type="string">
            <text:p text:style-name="P8">0%</text:p>
          </table:table-cell>
          <table:table-cell table:style-name="Table1.A1" office:value-type="string">
            <text:p text:style-name="P8">0,04%</text:p>
          </table:table-cell>
          <table:table-cell table:style-name="Table1.A1" office:value-type="string">
            <text:p text:style-name="P7">Общепринятые клише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61]</text:span><text:span text:style-name="T5"> </text:span><text:a xlink:type="simple" xlink:href="http://antiplagiat.rudn.ru/ReportSource.aspx?docId=rudn.431.1028120&amp;repNumb=1&amp;srcInd=61&amp;bn=-1#bn-1" office:target-frame-name="_blank" xlink:show="new" text:style-name="ListLabel_20_2" text:visited-style-name="ListLabel_20_2"><text:span text:style-name="T7">Источник 61</text:span></text:a></text:p>
          </table:table-cell>
          <table:table-cell table:style-name="Table1.A1" office:value-type="string">
            <text:p text:style-name="P12"><text:a xlink:type="simple" xlink:href="http://www.iep.ru/files/text/trends/2011/book.pdf" office:target-frame-name="_blank" xlink:show="new" text:style-name="ListLabel_20_2" text:visited-style-name="ListLabel_20_2"><text:span text:style-name="T7">http://www.iep.ru/files/text/trends/2011/book.pdf</text:span></text:a></text:p>
          </table:table-cell>
          <table:table-cell table:style-name="Table1.A1" office:value-type="string">
            <text:p text:style-name="P6">Интернет (Антиплагиат)</text:p>
          </table:table-cell>
          <table:table-cell table:style-name="Table1.A1" office:value-type="string">
            <text:p text:style-name="P8">0,01%</text:p>
          </table:table-cell>
          <table:table-cell table:style-name="Table1.A1" office:value-type="string">
            <text:p text:style-name="P8">0,03%</text:p>
          </table:table-cell>
          <table:table-cell table:style-name="Table1.A1" office:value-type="string">
            <text:p text:style-name="P7">Статистические данные отчетов (указаны в списке литературы)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62]</text:span><text:span text:style-name="T5"> </text:span><text:a xlink:type="simple" xlink:href="http://antiplagiat.rudn.ru/ReportSource.aspx?docId=rudn.431.1028120&amp;repNumb=1&amp;srcInd=62&amp;bn=-1#bn-1" office:target-frame-name="_blank" xlink:show="new" text:style-name="ListLabel_20_2" text:visited-style-name="ListLabel_20_2"><text:span text:style-name="T7">Валерий Алексеевич Б...</text:span></text:a></text:p>
          </table:table-cell>
          <table:table-cell table:style-name="Table1.A1" office:value-type="string">
            <text:p text:style-name="P12"><text:a xlink:type="simple" xlink:href="http://elibrary.ru/item.asp?id=24647197" office:target-frame-name="_blank" xlink:show="new" text:style-name="ListLabel_20_2" text:visited-style-name="ListLabel_20_2"><text:span text:style-name="T7">http://elibrary.ru/item.asp?id=24647197</text:span></text:a></text:p>
          </table:table-cell>
          <table:table-cell table:style-name="Table1.A1" office:value-type="string">
            <text:p text:style-name="P6">Elibrary</text:p>
          </table:table-cell>
          <table:table-cell table:style-name="Table1.A1" office:value-type="string">
            <text:p text:style-name="P8">0%</text:p>
          </table:table-cell>
          <table:table-cell table:style-name="Table1.A1" office:value-type="string">
            <text:p text:style-name="P8">0,03%</text:p>
          </table:table-cell>
          <table:table-cell table:style-name="Table1.A1" office:value-type="string">
            <text:p text:style-name="P7">Общепринятые клише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63]</text:span><text:span text:style-name="T5"> </text:span><text:a xlink:type="simple" xlink:href="http://antiplagiat.rudn.ru/ReportSource.aspx?docId=rudn.431.1028120&amp;repNumb=1&amp;srcInd=63&amp;bn=-1#bn-1" office:target-frame-name="_blank" xlink:show="new" text:style-name="ListLabel_20_2" text:visited-style-name="ListLabel_20_2"><text:span text:style-name="T7">rsl01004665932.txt</text:span></text:a></text:p>
          </table:table-cell>
          <table:table-cell table:style-name="Table1.A1" office:value-type="string">
            <text:p text:style-name="P12"><text:a xlink:type="simple" xlink:href="http://dlib.rsl.ru/rsl01004000000/rsl01004665000/rsl01004665932/rsl01004665932.pdf" office:target-frame-name="_blank" xlink:show="new" text:style-name="ListLabel_20_2" text:visited-style-name="ListLabel_20_2"><text:span text:style-name="T7">http://dlib.rsl.ru/rsl01004000000/rsl01004665000/rsl01004665...</text:span></text:a></text:p>
          </table:table-cell>
          <table:table-cell table:style-name="Table1.A1" office:value-type="string">
            <text:p text:style-name="P6">РГБ, диссертации</text:p>
          </table:table-cell>
          <table:table-cell table:style-name="Table1.A1" office:value-type="string">
            <text:p text:style-name="P8">0%</text:p>
          </table:table-cell>
          <table:table-cell table:style-name="Table1.A1" office:value-type="string">
            <text:p text:style-name="P8">0,03%</text:p>
          </table:table-cell>
          <table:table-cell table:style-name="Table1.A1" office:value-type="string">
            <text:p text:style-name="P7">Общепринятые клише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64]</text:span><text:span text:style-name="T5"> </text:span><text:a xlink:type="simple" xlink:href="http://antiplagiat.rudn.ru/ReportSource.aspx?docId=rudn.431.1028120&amp;repNumb=1&amp;srcInd=64&amp;bn=-1#bn-1" office:target-frame-name="_blank" xlink:show="new" text:style-name="ListLabel_20_2" text:visited-style-name="ListLabel_20_2"><text:span text:style-name="T7">ОБ УТВЕРЖДЕНИИ ПРОГР...</text:span></text:a></text:p>
          </table:table-cell>
          <table:table-cell table:style-name="Table1.A1" office:value-type="string">
            <text:p text:style-name="P12"><text:a xlink:type="simple" xlink:href="http://online.lexpro.ru/document/20076203" office:target-frame-name="_blank" xlink:show="new" text:style-name="ListLabel_20_2" text:visited-style-name="ListLabel_20_2"><text:span text:style-name="T7">http://online.lexpro.ru/document/20076203</text:span></text:a></text:p>
          </table:table-cell>
          <table:table-cell table:style-name="Table1.A1" office:value-type="string">
            <text:p text:style-name="P6">Коллекция юридических документов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,03%</text:p>
          </table:table-cell>
          <table:table-cell table:style-name="Table1.A1" office:value-type="string">
            <text:p text:style-name="P7">Общепринятые клише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65]</text:span><text:span text:style-name="T5"> </text:span><text:a xlink:type="simple" xlink:href="http://antiplagiat.rudn.ru/ReportSource.aspx?docId=rudn.431.1028120&amp;repNumb=1&amp;srcInd=65&amp;bn=-1#bn-1" office:target-frame-name="_blank" xlink:show="new" text:style-name="ListLabel_20_2" text:visited-style-name="ListLabel_20_2"><text:span text:style-name="T7">Российская экономика...</text:span></text:a></text:p>
          </table:table-cell>
          <table:table-cell table:style-name="Table1.A1" office:value-type="string">
            <text:p text:style-name="P12"><text:a xlink:type="simple" xlink:href="http://elibrary.ru/item.asp?id=24149226" office:target-frame-name="_blank" xlink:show="new" text:style-name="ListLabel_20_2" text:visited-style-name="ListLabel_20_2"><text:span text:style-name="T7">http://elibrary.ru/item.asp?id=24149226</text:span></text:a></text:p>
          </table:table-cell>
          <table:table-cell table:style-name="Table1.A1" office:value-type="string">
            <text:p text:style-name="P6">Elibrary</text:p>
          </table:table-cell>
          <table:table-cell table:style-name="Table1.A1" office:value-type="string">
            <text:p text:style-name="P8">0,01%</text:p>
          </table:table-cell>
          <table:table-cell table:style-name="Table1.A1" office:value-type="string">
            <text:p text:style-name="P8">0,03%</text:p>
          </table:table-cell>
          <table:table-cell table:style-name="Table1.A1" office:value-type="string">
            <text:p text:style-name="P7">Общепринятые клише (следует обратить внимание на то, что)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66]</text:span><text:span text:style-name="T5"> </text:span><text:a xlink:type="simple" xlink:href="http://antiplagiat.rudn.ru/ReportSource.aspx?docId=rudn.431.1028120&amp;repNumb=1&amp;srcInd=66&amp;bn=-1#bn-1" office:target-frame-name="_blank" xlink:show="new" text:style-name="ListLabel_20_2" text:visited-style-name="ListLabel_20_2"><text:span text:style-name="T7">Внешние шоки для эко...</text:span></text:a></text:p>
          </table:table-cell>
          <table:table-cell table:style-name="Table1.A1" office:value-type="string">
            <text:p text:style-name="P12"><text:a xlink:type="simple" xlink:href="http://elibrary.ru/item.asp?id=24709998" office:target-frame-name="_blank" xlink:show="new" text:style-name="ListLabel_20_2" text:visited-style-name="ListLabel_20_2"><text:span text:style-name="T7">http://elibrary.ru/item.asp?id=24709998</text:span></text:a></text:p>
          </table:table-cell>
          <table:table-cell table:style-name="Table1.A1" office:value-type="string">
            <text:p text:style-name="P6">Elibrary</text:p>
          </table:table-cell>
          <table:table-cell table:style-name="Table1.A1" office:value-type="string">
            <text:p text:style-name="P8">0,02%</text:p>
          </table:table-cell>
          <table:table-cell table:style-name="Table1.A1" office:value-type="string">
            <text:p text:style-name="P8">0,03%</text:p>
          </table:table-cell>
          <table:table-cell table:style-name="Table1.A1" office:value-type="string">
            <text:p text:style-name="P7">Статистические данные отчетов (указаны в списке литературы)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67]</text:span><text:span text:style-name="T5"> </text:span><text:a xlink:type="simple" xlink:href="http://antiplagiat.rudn.ru/ReportSource.aspx?docId=rudn.431.1028120&amp;repNumb=1&amp;srcInd=67&amp;bn=-1#bn-1" office:target-frame-name="_blank" xlink:show="new" text:style-name="ListLabel_20_2" text:visited-style-name="ListLabel_20_2"><text:span text:style-name="T7">rguts_text16.zip/gal...</text:span></text:a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Кольцо вузов</text:p>
          </table:table-cell>
          <table:table-cell table:style-name="Table1.A1" office:value-type="string">
            <text:p text:style-name="P8">0%</text:p>
          </table:table-cell>
          <table:table-cell table:style-name="Table1.A1" office:value-type="string">
            <text:p text:style-name="P8">0,03%</text:p>
          </table:table-cell>
          <table:table-cell table:style-name="Table1.A1" office:value-type="string">
            <text:p text:style-name="P7">Общепринятые клише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68]</text:span><text:span text:style-name="T5"> </text:span><text:a xlink:type="simple" xlink:href="http://antiplagiat.rudn.ru/ReportSource.aspx?docId=rudn.431.1028120&amp;repNumb=1&amp;srcInd=68&amp;bn=-1#bn-1" office:target-frame-name="_blank" xlink:show="new" text:style-name="ListLabel_20_2" text:visited-style-name="ListLabel_20_2"><text:span text:style-name="T7">Анализ динамики ВВП ...</text:span></text:a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РУДН</text:p>
          </table:table-cell>
          <table:table-cell table:style-name="Table1.A1" office:value-type="string">
            <text:p text:style-name="P8">0%</text:p>
          </table:table-cell>
          <table:table-cell table:style-name="Table1.A1" office:value-type="string">
            <text:p text:style-name="P8">0,03%</text:p>
          </table:table-cell>
          <table:table-cell table:style-name="Table1.A1" office:value-type="string">
            <text:p text:style-name="P7">Общепринятые клише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69]</text:span><text:span text:style-name="T5"> </text:span><text:a xlink:type="simple" xlink:href="http://antiplagiat.rudn.ru/ReportSource.aspx?docId=rudn.431.1028120&amp;repNumb=1&amp;srcInd=69&amp;bn=-1#bn-1" office:target-frame-name="_blank" xlink:show="new" text:style-name="ListLabel_20_2" text:visited-style-name="ListLabel_20_2"><text:span text:style-name="T7">ОБ УТВЕРЖДЕНИИ ПРОГР...</text:span></text:a></text:p>
          </table:table-cell>
          <table:table-cell table:style-name="Table1.A1" office:value-type="string">
            <text:p text:style-name="P12"><text:a xlink:type="simple" xlink:href="http://online.lexpro.ru/document/36332" office:target-frame-name="_blank" xlink:show="new" text:style-name="ListLabel_20_2" text:visited-style-name="ListLabel_20_2"><text:span text:style-name="T7">http://online.lexpro.ru/document/36332</text:span></text:a></text:p>
          </table:table-cell>
          <table:table-cell table:style-name="Table1.A1" office:value-type="string">
            <text:p text:style-name="P6">Коллекция юридических документов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,02%</text:p>
          </table:table-cell>
          <table:table-cell table:style-name="Table1.A1" office:value-type="string">
            <text:p text:style-name="P7">Общепринятые клише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70]</text:span><text:span text:style-name="T5"> </text:span><text:a xlink:type="simple" xlink:href="http://antiplagiat.rudn.ru/ReportSource.aspx?docId=rudn.431.1028120&amp;repNumb=1&amp;srcInd=70&amp;bn=-1#bn-1" office:target-frame-name="_blank" xlink:show="new" text:style-name="ListLabel_20_2" text:visited-style-name="ListLabel_20_2"><text:span text:style-name="T7">rsl01004983835.txt</text:span></text:a></text:p>
          </table:table-cell>
          <table:table-cell table:style-name="Table1.A1" office:value-type="string">
            <text:p text:style-name="P12"><text:a xlink:type="simple" xlink:href="http://dlib.rsl.ru/rsl01004000000/rsl01004983000/rsl01004983835/rsl01004983835.pdf" office:target-frame-name="_blank" xlink:show="new" text:style-name="ListLabel_20_2" text:visited-style-name="ListLabel_20_2"><text:span text:style-name="T7">http://dlib.rsl.ru/rsl01004000000/rsl01004983000/rsl01004983...</text:span></text:a></text:p>
          </table:table-cell>
          <table:table-cell table:style-name="Table1.A1" office:value-type="string">
            <text:p text:style-name="P6">РГБ, диссертации</text:p>
          </table:table-cell>
          <table:table-cell table:style-name="Table1.A1" office:value-type="string">
            <text:p text:style-name="P8">0,02%</text:p>
          </table:table-cell>
          <table:table-cell table:style-name="Table1.A1" office:value-type="string">
            <text:p text:style-name="P8">0,02%</text:p>
          </table:table-cell>
          <table:table-cell table:style-name="Table1.A1" office:value-type="string">
            <text:p text:style-name="P7">Общепринятые клише (регулярных операций на открытом рынке ценных бумаг)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71]</text:span><text:span text:style-name="T5"> </text:span><text:a xlink:type="simple" xlink:href="http://antiplagiat.rudn.ru/ReportSource.aspx?docId=rudn.431.1028120&amp;repNumb=1&amp;srcInd=71&amp;bn=-1#bn-1" office:target-frame-name="_blank" xlink:show="new" text:style-name="ListLabel_20_2" text:visited-style-name="ListLabel_20_2"><text:span text:style-name="T7">О ПРОГРАММЕ СОЦИАЛЬН...</text:span></text:a></text:p>
          </table:table-cell>
          <table:table-cell table:style-name="Table1.A1" office:value-type="string">
            <text:p text:style-name="P12"><text:a xlink:type="simple" xlink:href="http://online.lexpro.ru/document/24456950" office:target-frame-name="_blank" xlink:show="new" text:style-name="ListLabel_20_2" text:visited-style-name="ListLabel_20_2"><text:span text:style-name="T7">http://online.lexpro.ru/document/24456950</text:span></text:a></text:p>
          </table:table-cell>
          <table:table-cell table:style-name="Table1.A1" office:value-type="string">
            <text:p text:style-name="P6">Коллекция юридических документов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,02%</text:p>
          </table:table-cell>
          <table:table-cell table:style-name="Table1.A1" office:value-type="string">
            <text:p text:style-name="P7">Общепринятые клише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72]</text:span><text:span text:style-name="T5"> </text:span><text:a xlink:type="simple" xlink:href="http://antiplagiat.rudn.ru/ReportSource.aspx?docId=rudn.431.1028120&amp;repNumb=1&amp;srcInd=72&amp;bn=-1#bn-1" office:target-frame-name="_blank" xlink:show="new" text:style-name="ListLabel_20_2" text:visited-style-name="ListLabel_20_2"><text:span text:style-name="T7">Морозова Анна </text:span></text:a><text:soft-page-break/><text:a xlink:type="simple" xlink:href="http://antiplagiat.rudn.ru/ReportSource.aspx?docId=rudn.431.1028120&amp;repNumb=1&amp;srcInd=72&amp;bn=-1#bn-1" office:target-frame-name="_blank" xlink:show="new" text:style-name="ListLabel_20_2" text:visited-style-name="ListLabel_20_2"><text:span text:style-name="T7">Владим...</text:span></text:a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Кольцо вузов</text:p>
          </table:table-cell>
          <table:table-cell table:style-name="Table1.A1" office:value-type="string">
            <text:p text:style-name="P8">0,02%</text:p>
          </table:table-cell>
          <table:table-cell table:style-name="Table1.A1" office:value-type="string">
            <text:p text:style-name="P8">0,02%</text:p>
          </table:table-cell>
          <table:table-cell table:style-name="Table1.A1" office:value-type="string">
            <text:p text:style-name="P7">Статистические данные отчетов <text:soft-page-break/>(указаны в списке литературы)</text:p>
            <text:p text:style-name="P7"/>
          </table:table-cell>
        </table:table-row>
        <table:table-row table:style-name="Table1.1">
          <table:table-cell table:style-name="Table1.A1" office:value-type="string">
            <text:p text:style-name="P12"><text:span text:style-name="T4">[73]</text:span><text:span text:style-name="T5"> </text:span><text:a xlink:type="simple" xlink:href="http://antiplagiat.rudn.ru/ReportSource.aspx?docId=rudn.431.1028120&amp;repNumb=1&amp;srcInd=73&amp;bn=-1#bn-1" office:target-frame-name="_blank" xlink:show="new" text:style-name="ListLabel_20_2" text:visited-style-name="ListLabel_20_2"><text:span text:style-name="T7">архиве/VBR2009122612...</text:span></text:a></text:p>
          </table:table-cell>
          <table:table-cell table:style-name="Table1.A1" office:value-type="string">
            <text:p text:style-name="P12"><text:a xlink:type="simple" xlink:href="http://www.budgetrf.ru/Publications/Magazines/VestnikCBR/2009/VBR200912261219/word/VBR200912261219_000.zip" office:target-frame-name="_blank" xlink:show="new" text:style-name="ListLabel_20_2" text:visited-style-name="ListLabel_20_2"><text:span text:style-name="T7">http://www.budgetrf.ru/Publications/Magazines/VestnikCBR/200...</text:span></text:a></text:p>
          </table:table-cell>
          <table:table-cell table:style-name="Table1.A1" office:value-type="string">
            <text:p text:style-name="P6">Интернет (Антиплагиат)</text:p>
          </table:table-cell>
          <table:table-cell table:style-name="Table1.A1" office:value-type="string">
            <text:p text:style-name="P8">0%</text:p>
          </table:table-cell>
          <table:table-cell table:style-name="Table1.A1" office:value-type="string">
            <text:p text:style-name="P8">0,02%</text:p>
          </table:table-cell>
          <table:table-cell table:style-name="Table1.A1" office:value-type="string">
            <text:p text:style-name="P7">Общепринятые клише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74]</text:span><text:span text:style-name="T5"> </text:span><text:a xlink:type="simple" xlink:href="http://antiplagiat.rudn.ru/ReportSource.aspx?docId=rudn.431.1028120&amp;repNumb=1&amp;srcInd=74&amp;bn=-1#bn-1" office:target-frame-name="_blank" xlink:show="new" text:style-name="ListLabel_20_2" text:visited-style-name="ListLabel_20_2"><text:span text:style-name="T7">Мировое развитие.</text:span></text:a></text:p>
          </table:table-cell>
          <table:table-cell table:style-name="Table1.A1" office:value-type="string">
            <text:p text:style-name="P12"><text:a xlink:type="simple" xlink:href="http://elibrary.ru/item.asp?id=23914339" office:target-frame-name="_blank" xlink:show="new" text:style-name="ListLabel_20_2" text:visited-style-name="ListLabel_20_2"><text:span text:style-name="T7">http://elibrary.ru/item.asp?id=23914339</text:span></text:a></text:p>
          </table:table-cell>
          <table:table-cell table:style-name="Table1.A1" office:value-type="string">
            <text:p text:style-name="P6">Elibrary</text:p>
          </table:table-cell>
          <table:table-cell table:style-name="Table1.A1" office:value-type="string">
            <text:p text:style-name="P8">0,02%</text:p>
          </table:table-cell>
          <table:table-cell table:style-name="Table1.A1" office:value-type="string">
            <text:p text:style-name="P8">0,02%</text:p>
          </table:table-cell>
          <table:table-cell table:style-name="Table1.A1" office:value-type="string">
            <text:p text:style-name="P7">Общепринятые клише (по депозитам коммерческих банков)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75]</text:span><text:span text:style-name="T5"> </text:span><text:a xlink:type="simple" xlink:href="http://antiplagiat.rudn.ru/ReportSource.aspx?docId=rudn.431.1028120&amp;repNumb=1&amp;srcInd=75&amp;bn=-1#bn-1" office:target-frame-name="_blank" xlink:show="new" text:style-name="ListLabel_20_2" text:visited-style-name="ListLabel_20_2"><text:span text:style-name="T7">Диссертация Лена 2</text:span></text:a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Кольцо вузов</text:p>
          </table:table-cell>
          <table:table-cell table:style-name="Table1.A1" office:value-type="string">
            <text:p text:style-name="P8">0%</text:p>
          </table:table-cell>
          <table:table-cell table:style-name="Table1.A1" office:value-type="string">
            <text:p text:style-name="P8">0,02%</text:p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12"><text:span text:style-name="T4">[76]</text:span><text:span text:style-name="T5"> </text:span><text:a xlink:type="simple" xlink:href="http://antiplagiat.rudn.ru/ReportSource.aspx?docId=rudn.431.1028120&amp;repNumb=1&amp;srcInd=76&amp;bn=-1#bn-1" office:target-frame-name="_blank" xlink:show="new" text:style-name="ListLabel_20_2" text:visited-style-name="ListLabel_20_2"><text:span text:style-name="T7">Центральная и Юго-Во...</text:span></text:a></text:p>
          </table:table-cell>
          <table:table-cell table:style-name="Table1.A1" office:value-type="string">
            <text:p text:style-name="P12"><text:a xlink:type="simple" xlink:href="http://elibrary.ru/item.asp?id=23665539" office:target-frame-name="_blank" xlink:show="new" text:style-name="ListLabel_20_2" text:visited-style-name="ListLabel_20_2"><text:span text:style-name="T7">http://elibrary.ru/item.asp?id=23665539</text:span></text:a></text:p>
          </table:table-cell>
          <table:table-cell table:style-name="Table1.A1" office:value-type="string">
            <text:p text:style-name="P6">Elibrary</text:p>
          </table:table-cell>
          <table:table-cell table:style-name="Table1.A1" office:value-type="string">
            <text:p text:style-name="P8">0,02%</text:p>
          </table:table-cell>
          <table:table-cell table:style-name="Table1.A1" office:value-type="string">
            <text:p text:style-name="P8">0,02%</text:p>
          </table:table-cell>
          <table:table-cell table:style-name="Table1.A1" office:value-type="string">
            <text:p text:style-name="P7">Общепринятые клише (ставка рефинансирования была снижена …)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77]</text:span><text:span text:style-name="T5"> </text:span><text:a xlink:type="simple" xlink:href="http://antiplagiat.rudn.ru/ReportSource.aspx?docId=rudn.431.1028120&amp;repNumb=1&amp;srcInd=77&amp;bn=-1#bn-1" office:target-frame-name="_blank" xlink:show="new" text:style-name="ListLabel_20_2" text:visited-style-name="ListLabel_20_2"><text:span text:style-name="T7">скачать</text:span></text:a></text:p>
          </table:table-cell>
          <table:table-cell table:style-name="Table1.A1" office:value-type="string">
            <text:p text:style-name="P12"><text:a xlink:type="simple" xlink:href="http://elibrary.finec.ru/materials_files/354293749.pdf" office:target-frame-name="_blank" xlink:show="new" text:style-name="ListLabel_20_2" text:visited-style-name="ListLabel_20_2"><text:span text:style-name="T7">http://elibrary.finec.ru/materials_files/354293749.pdf</text:span></text:a></text:p>
          </table:table-cell>
          <table:table-cell table:style-name="Table1.A1" office:value-type="string">
            <text:p text:style-name="P6">Интернет (Антиплагиат)</text:p>
          </table:table-cell>
          <table:table-cell table:style-name="Table1.A1" office:value-type="string">
            <text:p text:style-name="P8">0%</text:p>
          </table:table-cell>
          <table:table-cell table:style-name="Table1.A1" office:value-type="string">
            <text:p text:style-name="P8">0,01%</text:p>
          </table:table-cell>
          <table:table-cell table:style-name="Table1.A1" office:value-type="string">
            <text:p text:style-name="P7">Общепринятые клише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78]</text:span><text:span text:style-name="T5"> </text:span><text:a xlink:type="simple" xlink:href="http://antiplagiat.rudn.ru/ReportSource.aspx?docId=rudn.431.1028120&amp;repNumb=1&amp;srcInd=78&amp;bn=-1#bn-1" office:target-frame-name="_blank" xlink:show="new" text:style-name="ListLabel_20_2" text:visited-style-name="ListLabel_20_2"><text:span text:style-name="T7">тате гигантски ускор...</text:span></text:a></text:p>
          </table:table-cell>
          <table:table-cell table:style-name="Table1.A1" office:value-type="string">
            <text:p text:style-name="P12"><text:a xlink:type="simple" xlink:href="http://lawdiss.org.ua/books/a1685.doc.html" office:target-frame-name="_blank" xlink:show="new" text:style-name="ListLabel_20_2" text:visited-style-name="ListLabel_20_2"><text:span text:style-name="T7">http://lawdiss.org.ua/books/a1685.doc.html</text:span></text:a></text:p>
          </table:table-cell>
          <table:table-cell table:style-name="Table1.A1" office:value-type="string">
            <text:p text:style-name="P6">Интернет (Антиплагиат)</text:p>
          </table:table-cell>
          <table:table-cell table:style-name="Table1.A1" office:value-type="string">
            <text:p text:style-name="P8">0,01%</text:p>
          </table:table-cell>
          <table:table-cell table:style-name="Table1.A1" office:value-type="string">
            <text:p text:style-name="P8">0,01%</text:p>
          </table:table-cell>
          <table:table-cell table:style-name="Table1.A1" office:value-type="string">
            <text:p text:style-name="P7">Общепринятые клише (не только для; развитых стран …)</text:p>
          </table:table-cell>
        </table:table-row>
      </table:table>
      <text:p text:style-name="Standard"/>
      <table:table table:name="Table2" table:style-name="Table2">
        <table:table-column table:style-name="Table2.A" table:number-columns-repeated="2"/>
        <table:table-column table:style-name="Table2.C"/>
        <table:table-row table:style-name="Table2.1">
          <table:table-cell table:style-name="Table2.A1" office:value-type="string">
            <text:p text:style-name="P10">Соискатель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>Подпись <text:s text:c="12"/>___Соискатель_И_О___</text:p>
          </table:table-cell>
        </table:table-row>
        <table:table-row table:style-name="Table2.1"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10">Научный руководитель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>Подпись <text:s text:c="17"/>___Научрук_И_О___</text:p>
          </table:table-cell>
        </table:table-row>
      </table:table>
      <text:p text:style-name="P15"/>
      <text:p text:style-name="P16">Печать не ставится!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fo:font-size="13.5pt" fo:language="en" fo:country="US" style:font-size-asian="13.5pt" style:font-size-complex="13.5pt"/>
    </style:style>
    <style:style style:name="ListLabel_20_2" style:display-name="ListLabel 2" style:family="text">
      <style:text-properties fo:color="#0000ff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Label_20_3" style:display-name="ListLabel 3" style:family="text">
      <style:text-properties fo:color="#0d0d0d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1.501cm" fo:margin-left="1.501cm" fo:margin-right="1.501cm" style:writing-mode="lr-tb" style:layout-grid-color="#c0c0c0" style:layout-grid-lines="2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Голодова Жанна Гавриловна</meta:initial-creator>
    <meta:editing-cycles>9</meta:editing-cycles>
    <meta:print-date>2016-05-25T11:07:00</meta:print-date>
    <meta:creation-date>2019-02-12T20:40:00</meta:creation-date>
    <dc:date>2025-10-20T02:20:08.980590882</dc:date>
    <meta:editing-duration>PT12H55S</meta:editing-duration>
    <meta:generator>LibreOffice/6.0.7.3$Linux_X86_64 LibreOffice_project/dc89aa7a9eabfd848af146d5086077aeed2ae4a5</meta:generator>
    <meta:document-statistic meta:table-count="2" meta:image-count="0" meta:object-count="0" meta:page-count="7" meta:paragraph-count="480" meta:word-count="1183" meta:character-count="12054" meta:non-whitespace-character-count="11317"/>
    <meta:user-defined meta:name="AppVersion">16.0000</meta:user-defined>
    <meta:user-defined meta:name="Company">ec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